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fo:color="#c2c4c4" fo:font-size="24pt" style:font-size-asian="24pt" style:font-size-complex="24pt"/>
    </style:style>
    <style:style style:name="T1_2" style:family="text">
      <style:text-properties fo:color="#c2c4c4" fo:font-size="24pt" style:font-size-asian="24pt" style:font-size-complex="24pt"/>
    </style:style>
    <style:style style:name="T1_3" style:family="text">
      <style:text-properties fo:color="#c2c4c4" fo:font-size="24pt" style:font-size-asian="24pt" style:font-size-complex="24pt"/>
    </style:style>
    <style:style style:name="T1_4" style:family="text">
      <style:text-properties fo:color="#c2c4c4" fo:font-size="24pt" style:font-size-asian="24pt" style:font-size-complex="24pt"/>
    </style:style>
    <style:style style:name="T1_5" style:family="text">
      <style:text-properties fo:color="#c2c4c4" fo:font-size="24pt" style:font-size-asian="24pt" style:font-size-complex="24pt"/>
    </style:style>
    <style:style style:name="Table1" style:family="table">
      <style:table-properties table:align="left" style:width="20.188cm" fo:margin-left="0cm"/>
    </style:style>
    <style:style style:name="Column1" style:family="table-column">
      <style:table-column-properties style:column-width="3.175cm"/>
    </style:style>
    <style:style style:name="Column2" style:family="table-column">
      <style:table-column-properties style:column-width="17.013cm"/>
    </style:style>
    <style:style style:name="Row1" style:family="table-row"/>
    <style:style style:name="Cell1" style:family="table-cell">
      <style:table-cell-properties fo:background-color="#e4e4e6"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.026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Cell2" style:family="table-cell">
      <style:table-cell-properties fo:background-color="#9aa9a1"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righ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P11" style:family="paragraph" style:parent-style-name="Subtitle">
      <style:paragraph-properties fo:text-align="right" fo:break-before="auto" fo:text-indent="0cm" fo:line-height="100%" fo:margin-top="0cm" fo:margin-left="0cm" fo:margin-right="0cm" style:writing-mode="lr-tb"/>
    </style:style>
    <style:style style:name="T11_1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2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3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4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5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6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7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8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9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1_10" style:family="text">
      <style:text-properties fo:background-color="#9aa9a1"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2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3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4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5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6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7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8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9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12_10" style:family="text">
      <style:text-properties fo:background-color="#9aa9a1"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Heading_20_1">
      <style:paragraph-properties fo:break-before="auto" fo:text-indent="0cm" fo:line-height="115%" fo:margin-left="3.201cm" style:writing-mode="lr-tb"/>
    </style:style>
    <style:style style:name="P15" style:family="paragraph" style:parent-style-name="Heading_20_1">
      <style:paragraph-properties fo:break-before="auto" fo:text-indent="0cm" fo:line-height="115%" fo:margin-left="3.201cm" style:writing-mode="lr-tb"/>
    </style:style>
    <style:style style:name="P16" style:family="paragraph" style:parent-style-name="Standard">
      <style:paragraph-properties fo:break-before="auto" fo:text-indent="0cm" fo:line-height="115%" fo:margin-left="3.201cm" style:writing-mode="lr-tb"/>
    </style:style>
    <style:style style:name="T16_1" style:family="text">
      <style:text-properties fo:color="#c2c4c4" fo:font-size="18pt" style:font-size-asian="18pt" style:font-size-complex="18pt"/>
    </style:style>
    <style:style style:name="Table2" style:family="table">
      <style:table-properties table:align="left" style:width="19.526cm" fo:margin-left="0cm"/>
    </style:style>
    <style:style style:name="Column3" style:family="table-column">
      <style:table-column-properties style:column-width="3.201cm"/>
    </style:style>
    <style:style style:name="Column4" style:family="table-column">
      <style:table-column-properties style:column-width="16.325cm"/>
    </style:style>
    <style:style style:name="Row2" style:family="table-row"/>
    <style:style style:name="Cell3" style:family="table-cell">
      <style:table-cell-properties style:vertical-align="top" fo:padding-top="0.176cm" fo:padding-bottom="0.176cm" fo:padding-left="0.176cm" fo:padding-right="0.176cm"/>
    </style:style>
    <style:style style:name="P17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.026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ffffff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padding-bottom="0.176cm" fo:padding-left="0.176cm" fo:padding-right="0.176cm"/>
    </style:style>
    <style:style style:name="P23" style:family="paragraph" style:parent-style-name="Standard">
      <style:paragraph-properties fo:text-align="left" fo:break-before="auto" fo:text-indent="0cm" fo:line-height="100%" fo:margin-top="0cm" fo:margin-left="0.026cm" fo:margin-right="0cm" style:writing-mode="lr-tb"/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.635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4_3" style:family="text"/>
    <style:style style:name="T24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5_1" style:family="text"/>
    <style:style style:name="T25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5_3" style:family="text"/>
    <style:style style:name="T25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5_5" style:family="text"/>
    <style:style style:name="T25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5_7" style:family="text"/>
    <style:style style:name="T25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5_9" style:family="text"/>
    <style:style style:name="T25_10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5_11" style:family="text"/>
    <style:style style:name="T25_1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6_1" style:family="text"/>
    <style:style style:name="T26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6_3" style:family="text"/>
    <style:style style:name="T26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6_5" style:family="text"/>
    <style:style style:name="T26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6_7" style:family="text"/>
    <style:style style:name="T26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00%" fo:margin-top="0cm" fo:margin-left="0.635cm" fo:margin-right="0cm" style:writing-mode="lr-tb"/>
    </style:style>
    <style:style style:name="T27_1" style:family="text"/>
    <style:style style:name="T27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7_3" style:family="text"/>
    <style:style style:name="T27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7_5" style:family="text"/>
    <style:style style:name="T27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7_7" style:family="text"/>
    <style:style style:name="T27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7_9" style:family="text"/>
    <style:style style:name="T27_10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7_11" style:family="text"/>
    <style:style style:name="T27_1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2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29_1" style:family="text"/>
    <style:style style:name="T29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29_3" style:family="text"/>
    <style:style style:name="T29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0_1" style:family="text"/>
    <style:style style:name="T30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0_3" style:family="text"/>
    <style:style style:name="T30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1" style:family="paragraph" style:parent-style-name="Standard">
      <style:paragraph-properties fo:text-align="left" fo:break-before="auto" fo:text-indent="0cm" fo:line-height="100%" fo:margin-top="0cm" fo:margin-left="0.635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1_3" style:family="text"/>
    <style:style style:name="T31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1_5" style:family="text"/>
    <style:style style:name="T31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1_7" style:family="text"/>
    <style:style style:name="T31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1_9" style:family="text"/>
    <style:style style:name="T31_10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1_11" style:family="text"/>
    <style:style style:name="T31_1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2_1" style:family="text"/>
    <style:style style:name="T32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2_3" style:family="text"/>
    <style:style style:name="T32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3_1" style:family="text"/>
    <style:style style:name="T33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3_3" style:family="text"/>
    <style:style style:name="T33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4_1" style:family="text"/>
    <style:style style:name="T34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4_3" style:family="text"/>
    <style:style style:name="T34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5_1" style:family="text"/>
    <style:style style:name="T35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5_3" style:family="text"/>
    <style:style style:name="T35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6_1" style:family="text"/>
    <style:style style:name="T36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6_3" style:family="text"/>
    <style:style style:name="T36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6_5" style:family="text"/>
    <style:style style:name="T36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6_7" style:family="text"/>
    <style:style style:name="T36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7_1" style:family="text"/>
    <style:style style:name="T37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7_3" style:family="text"/>
    <style:style style:name="T37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38_1" style:family="text"/>
    <style:style style:name="T38_2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8_3" style:family="text"/>
    <style:style style:name="T38_4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8_5" style:family="text"/>
    <style:style style:name="T38_6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T38_7" style:family="text"/>
    <style:style style:name="T38_8" style:family="text">
      <style:text-properties style:text-line-through-style="none" fo:font-style="normal" style:font-style-asian="normal" style:font-style-complex="normal" fo:color="#1155cc" style:font-name="Arial" style:font-name-asian="Arial" style:font-name-complex="Arial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ffffff" style:font-name="Arial" style:font-name-asian="Arial" style:font-name-complex="Arial" fo:font-weight="normal" style:font-weight-asian="normal" style:font-weight-complex="normal" style:text-underline-style="none"/>
    </style:style>
    <style:style style:name="P40" style:family="paragraph" style:parent-style-name="Heading_20_2">
      <style:paragraph-properties fo:break-before="auto" fo:text-indent="0cm" fo:line-height="115%" fo:margin-left="0cm" style:writing-mode="lr-tb"/>
    </style:style>
    <style:style style:name="P41" style:family="paragraph" style:parent-style-name="Heading_20_2">
      <style:paragraph-properties fo:break-before="page" fo:text-indent="0cm" fo:line-height="115%" fo:margin-left="0cm" style:writing-mode="lr-tb"/>
    </style:style>
    <style:style style:name="P42" style:family="paragraph" style:parent-style-name="Heading_20_2">
      <style:paragraph-properties fo:text-align="center" fo:break-before="auto" fo:text-indent="0cm" fo:line-height="115%" fo:margin-left="0cm" style:writing-mode="lr-tb"/>
    </style:style>
    <style:style style:name="T42_1" style:family="text">
      <style:text-properties fo:font-style="normal" style:font-style-asian="normal" style:font-style-complex="normal" fo:color="#c2c4c4"/>
    </style:style>
    <style:style style:name="T42_2" style:family="text">
      <style:text-properties fo:font-style="normal" style:font-style-asian="normal" style:font-style-complex="normal" fo:color="#c2c4c4"/>
    </style:style>
    <style:style style:name="P43" style:family="paragraph" style:parent-style-name="Heading_20_3">
      <style:paragraph-properties fo:break-before="auto" fo:text-indent="0cm" fo:line-height="150%" fo:margin-top="0.353cm" fo:margin-left="3.228cm" fo:keep-with-next="always" fo:keep-together="always" style:writing-mode="lr-tb"/>
    </style:style>
    <style:style style:name="T43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3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3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3_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3_5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3_6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44" style:family="paragraph" style:parent-style-name="Standard">
      <style:paragraph-properties fo:break-before="auto" fo:text-indent="0.582cm" fo:line-height="150%" fo:margin-left="3.228cm" style:writing-mode="lr-tb"/>
    </style:style>
    <style:style style:name="T44_1" style:family="text">
      <style:text-properties fo:color="#9aa9a1"/>
    </style:style>
    <style:style style:name="T44_2" style:family="text">
      <style:text-properties fo:color="#9aa9a1"/>
    </style:style>
    <style:style style:name="T44_3" style:family="text">
      <style:text-properties fo:color="#9aa9a1"/>
    </style:style>
    <style:style style:name="T44_4" style:family="text">
      <style:text-properties fo:color="#9aa9a1"/>
    </style:style>
    <style:style style:name="T44_5" style:family="text">
      <style:text-properties fo:color="#9aa9a1"/>
    </style:style>
    <style:style style:name="T44_6" style:family="text">
      <style:text-properties fo:color="#9aa9a1"/>
    </style:style>
    <style:style style:name="T44_7" style:family="text">
      <style:text-properties fo:color="#9aa9a1"/>
    </style:style>
    <style:style style:name="T44_8" style:family="text">
      <style:text-properties fo:color="#9aa9a1"/>
    </style:style>
    <style:style style:name="T44_9" style:family="text">
      <style:text-properties fo:color="#9aa9a1"/>
    </style:style>
    <style:style style:name="T44_10" style:family="text">
      <style:text-properties fo:color="#9aa9a1"/>
    </style:style>
    <style:style style:name="T44_11" style:family="text">
      <style:text-properties fo:color="#9aa9a1"/>
    </style:style>
    <style:style style:name="T44_12" style:family="text">
      <style:text-properties fo:color="#9aa9a1"/>
    </style:style>
    <style:style style:name="P45" style:family="paragraph" style:parent-style-name="Heading_20_3">
      <style:paragraph-properties fo:break-before="auto" fo:text-indent="0cm" fo:line-height="150%" fo:margin-top="0.353cm" fo:margin-left="3.228cm" fo:keep-with-next="always" fo:keep-together="always" style:writing-mode="lr-tb"/>
    </style:style>
    <style:style style:name="T45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5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5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5_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.582cm" fo:line-height="150%" fo:margin-left="3.228cm" style:writing-mode="lr-tb"/>
    </style:style>
    <style:style style:name="T46_1" style:family="text">
      <style:text-properties fo:color="#9aa9a1"/>
    </style:style>
    <style:style style:name="T46_2" style:family="text">
      <style:text-properties fo:color="#9aa9a1"/>
    </style:style>
    <style:style style:name="T46_3" style:family="text">
      <style:text-properties fo:color="#9aa9a1"/>
    </style:style>
    <style:style style:name="T46_4" style:family="text">
      <style:text-properties fo:color="#9aa9a1"/>
    </style:style>
    <style:style style:name="T46_5" style:family="text">
      <style:text-properties fo:color="#9aa9a1"/>
    </style:style>
    <style:style style:name="T46_6" style:family="text">
      <style:text-properties fo:color="#9aa9a1"/>
    </style:style>
    <style:style style:name="T46_7" style:family="text">
      <style:text-properties fo:color="#9aa9a1"/>
    </style:style>
    <style:style style:name="T46_8" style:family="text">
      <style:text-properties fo:color="#9aa9a1"/>
    </style:style>
    <style:style style:name="T46_9" style:family="text">
      <style:text-properties fo:color="#9aa9a1"/>
    </style:style>
    <style:style style:name="T46_10" style:family="text">
      <style:text-properties fo:color="#9aa9a1"/>
    </style:style>
    <style:style style:name="T46_11" style:family="text">
      <style:text-properties fo:color="#9aa9a1"/>
    </style:style>
    <style:style style:name="T46_12" style:family="text">
      <style:text-properties fo:color="#9aa9a1"/>
    </style:style>
    <style:style style:name="T46_13" style:family="text">
      <style:text-properties fo:color="#9aa9a1"/>
    </style:style>
    <style:style style:name="T46_14" style:family="text">
      <style:text-properties fo:color="#9aa9a1"/>
    </style:style>
    <style:style style:name="T46_15" style:family="text">
      <style:text-properties fo:color="#9aa9a1"/>
    </style:style>
    <style:style style:name="T46_16" style:family="text">
      <style:text-properties fo:color="#9aa9a1"/>
    </style:style>
    <style:style style:name="T46_17" style:family="text">
      <style:text-properties fo:color="#9aa9a1"/>
    </style:style>
    <style:style style:name="T46_18" style:family="text">
      <style:text-properties fo:color="#9aa9a1"/>
    </style:style>
    <style:style style:name="T46_19" style:family="text">
      <style:text-properties fo:color="#9aa9a1"/>
    </style:style>
    <style:style style:name="T46_20" style:family="text">
      <style:text-properties fo:color="#9aa9a1"/>
    </style:style>
    <style:style style:name="T46_21" style:family="text">
      <style:text-properties fo:color="#9aa9a1"/>
    </style:style>
    <style:style style:name="T46_22" style:family="text">
      <style:text-properties fo:color="#9aa9a1"/>
    </style:style>
    <style:style style:name="T46_23" style:family="text">
      <style:text-properties fo:color="#9aa9a1"/>
    </style:style>
    <style:style style:name="T46_24" style:family="text">
      <style:text-properties fo:color="#9aa9a1"/>
    </style:style>
    <style:style style:name="T46_25" style:family="text">
      <style:text-properties fo:color="#9aa9a1"/>
    </style:style>
    <style:style style:name="T46_26" style:family="text">
      <style:text-properties fo:color="#9aa9a1"/>
    </style:style>
    <style:style style:name="T46_27" style:family="text">
      <style:text-properties fo:color="#9aa9a1"/>
    </style:style>
    <style:style style:name="T46_28" style:family="text">
      <style:text-properties fo:color="#9aa9a1"/>
    </style:style>
    <style:style style:name="T46_29" style:family="text">
      <style:text-properties fo:color="#9aa9a1"/>
    </style:style>
    <style:style style:name="T46_30" style:family="text">
      <style:text-properties fo:color="#9aa9a1"/>
    </style:style>
    <style:style style:name="T46_31" style:family="text">
      <style:text-properties fo:color="#9aa9a1"/>
    </style:style>
    <style:style style:name="T46_32" style:family="text">
      <style:text-properties fo:color="#9aa9a1"/>
    </style:style>
    <style:style style:name="T46_33" style:family="text">
      <style:text-properties fo:color="#9aa9a1"/>
    </style:style>
    <style:style style:name="T46_34" style:family="text">
      <style:text-properties fo:color="#9aa9a1"/>
    </style:style>
    <style:style style:name="T46_35" style:family="text">
      <style:text-properties fo:color="#9aa9a1"/>
    </style:style>
    <style:style style:name="T46_36" style:family="text">
      <style:text-properties fo:color="#9aa9a1"/>
    </style:style>
    <style:style style:name="T46_37" style:family="text">
      <style:text-properties fo:color="#9aa9a1"/>
    </style:style>
    <style:style style:name="T46_38" style:family="text">
      <style:text-properties fo:color="#9aa9a1"/>
    </style:style>
    <style:style style:name="T46_39" style:family="text">
      <style:text-properties fo:color="#9aa9a1"/>
    </style:style>
    <style:style style:name="T46_40" style:family="text">
      <style:text-properties fo:color="#9aa9a1"/>
    </style:style>
    <style:style style:name="T46_41" style:family="text">
      <style:text-properties fo:color="#9aa9a1"/>
    </style:style>
    <style:style style:name="T46_42" style:family="text">
      <style:text-properties fo:color="#9aa9a1"/>
    </style:style>
    <style:style style:name="P47" style:family="paragraph" style:parent-style-name="Heading_20_2">
      <style:paragraph-properties fo:text-align="center" fo:break-before="page" fo:text-indent="0cm" fo:line-height="100%" fo:margin-left="0cm" style:writing-mode="lr-tb"/>
    </style:style>
    <style:style style:name="T47_1" style:family="text">
      <style:text-properties fo:font-style="normal" style:font-style-asian="normal" style:font-style-complex="normal" fo:color="#c2c4c4"/>
    </style:style>
    <style:style style:name="T47_2" style:family="text">
      <style:text-properties fo:font-style="normal" style:font-style-asian="normal" style:font-style-complex="normal" fo:color="#c2c4c4"/>
    </style:style>
    <style:style style:name="T47_3" style:family="text">
      <style:text-properties fo:font-style="normal" style:font-style-asian="normal" style:font-style-complex="normal" fo:color="#c2c4c4"/>
    </style:style>
    <style:style style:name="T47_4" style:family="text">
      <style:text-properties fo:font-style="normal" style:font-style-asian="normal" style:font-style-complex="normal" fo:color="#c2c4c4"/>
    </style:style>
    <style:style style:name="T47_5" style:family="text">
      <style:text-properties fo:font-style="normal" style:font-style-asian="normal" style:font-style-complex="normal" fo:color="#c2c4c4"/>
    </style:style>
    <style:style style:name="T47_6" style:family="text">
      <style:text-properties fo:font-style="normal" style:font-style-asian="normal" style:font-style-complex="normal" fo:color="#c2c4c4"/>
    </style:style>
    <style:style style:name="P48" style:family="paragraph" style:parent-style-name="Heading_20_3">
      <style:paragraph-properties fo:break-before="auto" fo:text-indent="0cm" fo:line-height="150%" fo:margin-top="0.353cm" fo:margin-left="3.228cm" fo:keep-with-next="always" fo:keep-together="always" style:writing-mode="lr-tb"/>
    </style:style>
    <style:style style:name="T48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48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49" style:family="paragraph" style:parent-style-name="Standard">
      <style:paragraph-properties fo:break-before="auto" fo:text-indent="0.582cm" fo:line-height="150%" fo:margin-left="3.228cm" style:writing-mode="lr-tb"/>
    </style:style>
    <style:style style:name="T49_1" style:family="text">
      <style:text-properties fo:color="#7e8076"/>
    </style:style>
    <style:style style:name="T49_2" style:family="text">
      <style:text-properties fo:color="#7e8076"/>
    </style:style>
    <style:style style:name="T49_3" style:family="text"/>
    <style:style style:name="T49_4" style:family="text">
      <style:text-properties fo:background-color="#ffffff" fo:color="#1155cc" style:text-underline-style="solid" style:text-underline-color="font-color"/>
    </style:style>
    <style:style style:name="T49_5" style:family="text"/>
    <style:style style:name="T49_6" style:family="text">
      <style:text-properties fo:background-color="#ffffff" fo:color="#1155cc" style:text-underline-style="solid" style:text-underline-color="font-color"/>
    </style:style>
    <style:style style:name="T49_7" style:family="text"/>
    <style:style style:name="T49_8" style:family="text">
      <style:text-properties fo:background-color="#ffffff" fo:color="#1155cc" style:text-underline-style="solid" style:text-underline-color="font-color"/>
    </style:style>
    <style:style style:name="T49_9" style:family="text"/>
    <style:style style:name="T49_10" style:family="text">
      <style:text-properties fo:background-color="#ffffff" fo:color="#1155cc" style:text-underline-style="solid" style:text-underline-color="font-color"/>
    </style:style>
    <style:style style:name="T49_11" style:family="text"/>
    <style:style style:name="T49_12" style:family="text">
      <style:text-properties fo:background-color="#ffffff" fo:color="#1155cc" style:text-underline-style="solid" style:text-underline-color="font-color"/>
    </style:style>
    <style:style style:name="T49_13" style:family="text"/>
    <style:style style:name="T49_14" style:family="text">
      <style:text-properties fo:background-color="#ffffff" fo:color="#1155cc" style:text-underline-style="solid" style:text-underline-color="font-color"/>
    </style:style>
    <style:style style:name="T49_15" style:family="text"/>
    <style:style style:name="T49_16" style:family="text">
      <style:text-properties fo:background-color="#ffffff" fo:color="#1155cc" style:text-underline-style="solid" style:text-underline-color="font-color"/>
    </style:style>
    <style:style style:name="T49_17" style:family="text"/>
    <style:style style:name="T49_18" style:family="text">
      <style:text-properties fo:background-color="#ffffff" fo:color="#1155cc" style:text-underline-style="solid" style:text-underline-color="font-color"/>
    </style:style>
    <style:style style:name="T49_19" style:family="text"/>
    <style:style style:name="T49_20" style:family="text">
      <style:text-properties fo:background-color="#ffffff" fo:color="#1155cc" style:text-underline-style="solid" style:text-underline-color="font-color"/>
    </style:style>
    <style:style style:name="T49_21" style:family="text"/>
    <style:style style:name="T49_22" style:family="text">
      <style:text-properties fo:background-color="#ffffff" fo:color="#1155cc" style:text-underline-style="solid" style:text-underline-color="font-color"/>
    </style:style>
    <style:style style:name="T49_23" style:family="text"/>
    <style:style style:name="T49_24" style:family="text">
      <style:text-properties fo:background-color="#ffffff" fo:color="#1155cc" style:text-underline-style="solid" style:text-underline-color="font-color"/>
    </style:style>
    <style:style style:name="T49_25" style:family="text"/>
    <style:style style:name="T49_26" style:family="text">
      <style:text-properties fo:background-color="#ffffff" fo:color="#1155cc" style:text-underline-style="solid" style:text-underline-color="font-color"/>
    </style:style>
    <style:style style:name="T49_27" style:family="text"/>
    <style:style style:name="T49_28" style:family="text">
      <style:text-properties fo:background-color="#ffffff" fo:color="#1155cc" style:text-underline-style="solid" style:text-underline-color="font-color"/>
    </style:style>
    <style:style style:name="P50" style:family="paragraph" style:parent-style-name="Heading_20_3">
      <style:paragraph-properties fo:break-before="auto" fo:text-indent="0cm" fo:line-height="150%" fo:margin-top="0.353cm" fo:margin-left="3.228cm" fo:keep-with-next="always" fo:keep-together="always" style:writing-mode="lr-tb"/>
    </style:style>
    <style:style style:name="T50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50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51" style:family="paragraph" style:parent-style-name="Standard">
      <style:paragraph-properties fo:break-before="auto" fo:text-indent="0.582cm" fo:line-height="150%" fo:margin-left="3.228cm" style:writing-mode="lr-tb"/>
    </style:style>
    <style:style style:name="T51_1" style:family="text">
      <style:text-properties fo:color="#7e8076"/>
    </style:style>
    <style:style style:name="T51_2" style:family="text">
      <style:text-properties fo:color="#7e8076"/>
    </style:style>
    <style:style style:name="T51_3" style:family="text"/>
    <style:style style:name="T51_4" style:family="text">
      <style:text-properties fo:color="#7e8076"/>
    </style:style>
    <style:style style:name="T51_5" style:family="text"/>
    <style:style style:name="T51_6" style:family="text">
      <style:text-properties fo:color="#7e8076"/>
    </style:style>
    <style:style style:name="T51_7" style:family="text"/>
    <style:style style:name="T51_8" style:family="text">
      <style:text-properties fo:color="#7e8076"/>
    </style:style>
    <style:style style:name="T51_9" style:family="text"/>
    <style:style style:name="T51_10" style:family="text">
      <style:text-properties fo:color="#7e8076"/>
    </style:style>
    <style:style style:name="T51_11" style:family="text"/>
    <style:style style:name="T51_12" style:family="text">
      <style:text-properties fo:color="#7e8076"/>
    </style:style>
    <style:style style:name="T51_13" style:family="text"/>
    <style:style style:name="T51_14" style:family="text">
      <style:text-properties fo:color="#7e8076"/>
    </style:style>
    <style:style style:name="T51_15" style:family="text"/>
    <style:style style:name="T51_16" style:family="text">
      <style:text-properties fo:color="#7e8076"/>
    </style:style>
    <style:style style:name="T51_17" style:family="text">
      <style:text-properties fo:color="#7e8076"/>
    </style:style>
    <style:style style:name="P52" style:family="paragraph" style:parent-style-name="Standard">
      <style:paragraph-properties fo:break-before="auto" fo:text-indent="0.582cm" fo:line-height="150%" fo:margin-left="3.228cm" style:writing-mode="lr-tb"/>
    </style:style>
    <style:style style:name="T52_1" style:family="text">
      <style:text-properties fo:color="#7e8076"/>
    </style:style>
    <style:style style:name="T52_2" style:family="text">
      <style:text-properties fo:color="#7e8076"/>
    </style:style>
    <style:style style:name="P53" style:family="paragraph" style:parent-style-name="Standard">
      <style:paragraph-properties fo:break-before="auto" fo:text-indent="0.582cm" fo:line-height="150%" fo:margin-left="3.228cm" style:writing-mode="lr-tb"/>
    </style:style>
    <style:style style:name="T53_1" style:family="text">
      <style:text-properties fo:color="#7e8076"/>
    </style:style>
    <style:style style:name="T53_2" style:family="text">
      <style:text-properties fo:color="#7e8076"/>
    </style:style>
    <style:style style:name="P54" style:family="paragraph" style:parent-style-name="Standard">
      <style:paragraph-properties fo:break-before="auto" fo:text-indent="0.582cm" fo:line-height="150%" fo:margin-left="3.228cm" style:writing-mode="lr-tb"/>
    </style:style>
    <style:style style:name="T54_1" style:family="text">
      <style:text-properties fo:color="#7e8076"/>
    </style:style>
    <style:style style:name="T54_2" style:family="text">
      <style:text-properties fo:color="#7e8076"/>
    </style:style>
    <style:style style:name="T54_3" style:family="text">
      <style:text-properties fo:color="#7e8076"/>
    </style:style>
    <style:style style:name="T54_4" style:family="text">
      <style:text-properties fo:color="#7e8076"/>
    </style:style>
    <style:style style:name="T54_5" style:family="text">
      <style:text-properties fo:color="#7e8076"/>
    </style:style>
    <style:style style:name="T54_6" style:family="text">
      <style:text-properties fo:color="#7e8076"/>
    </style:style>
    <style:style style:name="T54_7" style:family="text">
      <style:text-properties fo:color="#7e8076"/>
    </style:style>
    <style:style style:name="T54_8" style:family="text">
      <style:text-properties fo:color="#7e8076"/>
    </style:style>
    <style:style style:name="T54_9" style:family="text">
      <style:text-properties fo:color="#7e8076"/>
    </style:style>
    <style:style style:name="T54_10" style:family="text">
      <style:text-properties fo:color="#7e8076"/>
    </style:style>
    <style:style style:name="T54_11" style:family="text">
      <style:text-properties fo:color="#7e8076"/>
    </style:style>
    <style:style style:name="T54_12" style:family="text">
      <style:text-properties fo:color="#7e8076"/>
    </style:style>
    <style:style style:name="P55" style:family="paragraph" style:parent-style-name="Heading_20_3">
      <style:paragraph-properties fo:break-before="auto" fo:text-indent="0cm" fo:line-height="150%" fo:margin-top="0.353cm" fo:margin-left="3.228cm" fo:keep-with-next="always" fo:keep-together="always" style:writing-mode="lr-tb"/>
    </style:style>
    <style:style style:name="T55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55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56" style:family="paragraph" style:parent-style-name="Standard">
      <style:paragraph-properties fo:break-before="auto" fo:text-indent="0.582cm" fo:line-height="150%" fo:margin-left="3.228cm" style:writing-mode="lr-tb"/>
    </style:style>
    <style:style style:name="T56_1" style:family="text">
      <style:text-properties fo:color="#7e8076"/>
    </style:style>
    <style:style style:name="T56_2" style:family="text">
      <style:text-properties fo:color="#7e8076"/>
    </style:style>
    <style:style style:name="T56_3" style:family="text">
      <style:text-properties fo:background-color="#ffffff" fo:color="#222222"/>
    </style:style>
    <style:style style:name="T56_4" style:family="text"/>
    <style:style style:name="T56_5" style:family="text">
      <style:text-properties fo:background-color="#ffffff" fo:color="#1155cc" style:text-underline-style="solid" style:text-underline-color="font-color"/>
    </style:style>
    <style:style style:name="T56_6" style:family="text"/>
    <style:style style:name="T56_7" style:family="text">
      <style:text-properties fo:background-color="#ffffff" fo:color="#1155cc" style:text-underline-style="solid" style:text-underline-color="font-color"/>
    </style:style>
    <style:style style:name="T56_8" style:family="text"/>
    <style:style style:name="T56_9" style:family="text">
      <style:text-properties fo:background-color="#ffffff" fo:color="#1155cc" style:text-underline-style="solid" style:text-underline-color="font-color"/>
    </style:style>
    <style:style style:name="T56_10" style:family="text"/>
    <style:style style:name="T56_11" style:family="text">
      <style:text-properties fo:background-color="#ffffff" fo:color="#1155cc" style:text-underline-style="solid" style:text-underline-color="font-color"/>
    </style:style>
    <style:style style:name="T56_12" style:family="text"/>
    <style:style style:name="T56_13" style:family="text">
      <style:text-properties fo:background-color="#ffffff" fo:color="#1155cc" style:text-underline-style="solid" style:text-underline-color="font-color"/>
    </style:style>
    <style:style style:name="T56_14" style:family="text"/>
    <style:style style:name="T56_15" style:family="text">
      <style:text-properties fo:background-color="#ffffff" fo:color="#1155cc" style:text-underline-style="solid" style:text-underline-color="font-color"/>
    </style:style>
    <style:style style:name="T56_16" style:family="text"/>
    <style:style style:name="T56_17" style:family="text">
      <style:text-properties fo:background-color="#ffffff" fo:color="#1155cc" style:text-underline-style="solid" style:text-underline-color="font-color"/>
    </style:style>
    <style:style style:name="T56_18" style:family="text"/>
    <style:style style:name="T56_19" style:family="text">
      <style:text-properties fo:background-color="#ffffff" fo:color="#1155cc" style:text-underline-style="solid" style:text-underline-color="font-color"/>
    </style:style>
    <style:style style:name="T56_20" style:family="text"/>
    <style:style style:name="T56_21" style:family="text">
      <style:text-properties fo:background-color="#ffffff" fo:color="#1155cc" style:text-underline-style="solid" style:text-underline-color="font-color"/>
    </style:style>
    <style:style style:name="T56_22" style:family="text"/>
    <style:style style:name="T56_23" style:family="text">
      <style:text-properties fo:background-color="#ffffff" fo:color="#1155cc" style:text-underline-style="solid" style:text-underline-color="font-color"/>
    </style:style>
    <style:style style:name="T56_24" style:family="text"/>
    <style:style style:name="T56_25" style:family="text">
      <style:text-properties fo:background-color="#ffffff" fo:color="#1155cc" style:text-underline-style="solid" style:text-underline-color="font-color"/>
    </style:style>
    <style:style style:name="T56_26" style:family="text">
      <style:text-properties fo:color="#7e8076"/>
    </style:style>
    <style:style style:name="P57" style:family="paragraph" style:parent-style-name="Standard">
      <style:paragraph-properties fo:break-before="auto" fo:text-indent="0.582cm" fo:line-height="150%" fo:margin-left="3.228cm" style:writing-mode="lr-tb"/>
    </style:style>
    <style:style style:name="T57_1" style:family="text">
      <style:text-properties fo:color="#7e8076"/>
    </style:style>
    <style:style style:name="T57_2" style:family="text">
      <style:text-properties fo:color="#7e8076"/>
    </style:style>
    <style:style style:name="T57_3" style:family="text">
      <style:text-properties fo:color="#7e8076"/>
    </style:style>
    <style:style style:name="T57_4" style:family="text">
      <style:text-properties fo:color="#7e8076"/>
    </style:style>
    <style:style style:name="T57_5" style:family="text">
      <style:text-properties fo:color="#7e8076"/>
    </style:style>
    <style:style style:name="T57_6" style:family="text">
      <style:text-properties fo:color="#7e8076"/>
    </style:style>
    <style:style style:name="T57_7" style:family="text">
      <style:text-properties fo:color="#7e8076"/>
    </style:style>
    <style:style style:name="P58" style:family="paragraph" style:parent-style-name="Standard">
      <style:paragraph-properties fo:break-before="auto" fo:text-indent="0.582cm" fo:line-height="150%" fo:margin-left="3.228cm" style:writing-mode="lr-tb"/>
    </style:style>
    <style:style style:name="T58_1" style:family="text">
      <style:text-properties fo:color="#7e8076"/>
    </style:style>
    <style:style style:name="T58_2" style:family="text">
      <style:text-properties fo:color="#7e8076"/>
    </style:style>
    <style:style style:name="T58_3" style:family="text">
      <style:text-properties fo:color="#7e8076"/>
    </style:style>
    <style:style style:name="T58_4" style:family="text">
      <style:text-properties fo:color="#7e8076"/>
    </style:style>
    <style:style style:name="T58_5" style:family="text">
      <style:text-properties fo:color="#7e8076"/>
    </style:style>
    <style:style style:name="T58_6" style:family="text">
      <style:text-properties fo:color="#7e8076"/>
    </style:style>
    <style:style style:name="T58_7" style:family="text">
      <style:text-properties fo:color="#7e8076"/>
    </style:style>
    <style:style style:name="P59" style:family="paragraph" style:parent-style-name="Standard">
      <style:paragraph-properties fo:break-before="auto" fo:text-indent="0cm" fo:line-height="150%" fo:margin-left="3.228cm" style:writing-mode="lr-tb"/>
      <style:text-properties fo:color="#7e8076"/>
    </style:style>
    <style:style style:name="P60" style:family="paragraph" style:parent-style-name="Standard">
      <style:paragraph-properties fo:break-before="auto" fo:text-indent="0cm" fo:line-height="150%" fo:margin-left="3.228cm" style:writing-mode="lr-tb"/>
    </style:style>
    <style:style style:name="T60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0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50%" fo:margin-left="3.228cm" style:writing-mode="lr-tb"/>
    </style:style>
    <style:style style:name="T61_1" style:family="text">
      <style:text-properties fo:color="#7e8076"/>
    </style:style>
    <style:style style:name="T61_2" style:family="text">
      <style:text-properties fo:color="#7e8076"/>
    </style:style>
    <style:style style:name="T61_3" style:family="text">
      <style:text-properties fo:color="#7e8076"/>
    </style:style>
    <style:style style:name="T61_4" style:family="text">
      <style:text-properties fo:color="#7e8076"/>
    </style:style>
    <style:style style:name="T61_5" style:family="text">
      <style:text-properties fo:color="#7e8076"/>
    </style:style>
    <style:style style:name="T61_6" style:family="text">
      <style:text-properties fo:color="#7e8076"/>
    </style:style>
    <style:style style:name="T61_7" style:family="text">
      <style:text-properties fo:color="#7e8076"/>
    </style:style>
    <style:style style:name="T61_8" style:family="text">
      <style:text-properties fo:color="#7e8076"/>
    </style:style>
    <style:style style:name="T61_9" style:family="text">
      <style:text-properties fo:color="#7e8076"/>
    </style:style>
    <style:style style:name="T61_10" style:family="text">
      <style:text-properties fo:color="#7e8076"/>
    </style:style>
    <style:style style:name="T61_11" style:family="text">
      <style:text-properties fo:color="#7e8076"/>
    </style:style>
    <style:style style:name="T61_12" style:family="text">
      <style:text-properties fo:color="#7e8076"/>
    </style:style>
    <style:style style:name="T61_13" style:family="text">
      <style:text-properties fo:color="#7e8076"/>
    </style:style>
    <style:style style:name="T61_14" style:family="text">
      <style:text-properties fo:color="#7e8076"/>
    </style:style>
    <style:style style:name="T61_15" style:family="text">
      <style:text-properties fo:color="#7e8076"/>
    </style:style>
    <style:style style:name="T61_16" style:family="text">
      <style:text-properties fo:color="#7e8076"/>
    </style:style>
    <style:style style:name="T61_17" style:family="text">
      <style:text-properties fo:color="#7e8076"/>
    </style:style>
    <style:style style:name="T61_18" style:family="text">
      <style:text-properties fo:color="#7e8076"/>
    </style:style>
    <style:style style:name="T61_19" style:family="text">
      <style:text-properties fo:color="#7e8076"/>
    </style:style>
    <style:style style:name="T61_20" style:family="text">
      <style:text-properties fo:color="#7e8076"/>
    </style:style>
    <style:style style:name="T61_21" style:family="text">
      <style:text-properties fo:color="#7e8076"/>
    </style:style>
    <style:style style:name="T61_22" style:family="text">
      <style:text-properties fo:color="#7e8076"/>
    </style:style>
    <style:style style:name="T61_23" style:family="text">
      <style:text-properties fo:color="#7e8076"/>
    </style:style>
    <style:style style:name="T61_24" style:family="text">
      <style:text-properties fo:color="#7e8076"/>
    </style:style>
    <style:style style:name="T61_25" style:family="text">
      <style:text-properties fo:color="#7e8076"/>
    </style:style>
    <style:style style:name="T61_26" style:family="text">
      <style:text-properties fo:color="#7e8076"/>
    </style:style>
    <style:style style:name="T61_27" style:family="text">
      <style:text-properties fo:color="#7e8076"/>
    </style:style>
    <style:style style:name="T61_28" style:family="text">
      <style:text-properties fo:color="#7e8076"/>
    </style:style>
    <style:style style:name="T61_29" style:family="text">
      <style:text-properties fo:color="#7e8076"/>
    </style:style>
    <style:style style:name="T61_30" style:family="text">
      <style:text-properties fo:color="#7e8076"/>
    </style:style>
    <style:style style:name="T61_31" style:family="text">
      <style:text-properties fo:color="#7e8076"/>
    </style:style>
    <style:style style:name="T61_32" style:family="text">
      <style:text-properties fo:color="#7e8076"/>
    </style:style>
    <style:style style:name="T61_33" style:family="text">
      <style:text-properties fo:color="#7e8076"/>
    </style:style>
    <style:style style:name="T61_34" style:family="text">
      <style:text-properties fo:color="#7e8076"/>
    </style:style>
    <style:style style:name="T61_35" style:family="text">
      <style:text-properties fo:color="#7e8076"/>
    </style:style>
    <style:style style:name="T61_36" style:family="text">
      <style:text-properties fo:color="#7e8076"/>
    </style:style>
    <style:style style:name="T61_37" style:family="text">
      <style:text-properties fo:color="#7e8076"/>
    </style:style>
    <style:style style:name="T61_38" style:family="text">
      <style:text-properties fo:color="#7e8076"/>
    </style:style>
    <style:style style:name="T61_39" style:family="text">
      <style:text-properties fo:color="#7e8076"/>
    </style:style>
    <style:style style:name="T61_40" style:family="text">
      <style:text-properties fo:color="#7e8076"/>
    </style:style>
    <style:style style:name="T61_41" style:family="text">
      <style:text-properties fo:color="#7e8076"/>
    </style:style>
    <style:style style:name="T61_42" style:family="text">
      <style:text-properties fo:color="#7e8076"/>
    </style:style>
    <style:style style:name="T61_43" style:family="text">
      <style:text-properties fo:color="#7e8076"/>
    </style:style>
    <style:style style:name="T61_4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1_45" style:family="text">
      <style:text-properties fo:background-color="#ffffff" fo:color="#222222" fo:font-weight="bold" style:font-weight-asian="bold" style:font-weight-complex="bold"/>
    </style:style>
    <style:style style:name="T61_46" style:family="text">
      <style:text-properties fo:background-color="#ffffff" fo:color="#222222" fo:font-weight="bold" style:font-weight-asian="bold" style:font-weight-complex="bold"/>
    </style:style>
    <style:style style:name="T61_47" style:family="text"/>
    <style:style style:name="T61_48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49" style:family="text"/>
    <style:style style:name="T61_50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51" style:family="text"/>
    <style:style style:name="T61_52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53" style:family="text"/>
    <style:style style:name="T61_54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55" style:family="text"/>
    <style:style style:name="T61_56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57" style:family="text"/>
    <style:style style:name="T61_58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59" style:family="text"/>
    <style:style style:name="T61_60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61" style:family="text"/>
    <style:style style:name="T61_62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T61_63" style:family="text"/>
    <style:style style:name="T61_64" style:family="text">
      <style:text-properties fo:background-color="#ffffff" fo:color="#1155cc" fo:font-weight="bold" style:font-weight-asian="bold" style:font-weight-complex="bold" style:text-underline-style="solid" style:text-underline-color="font-color"/>
    </style:style>
    <style:style style:name="P62" style:family="paragraph" style:parent-style-name="Standard">
      <style:paragraph-properties fo:break-before="auto" fo:text-indent="1.27cm" fo:line-height="150%" fo:margin-left="0cm" style:writing-mode="lr-tb"/>
      <style:text-properties fo:color="#7e8076"/>
    </style:style>
    <style:style style:name="P63" style:family="paragraph" style:parent-style-name="Heading_20_2">
      <style:paragraph-properties fo:text-align="center" fo:break-before="page" fo:text-indent="0cm" fo:line-height="100%" fo:margin-left="0cm" style:writing-mode="lr-tb"/>
    </style:style>
    <style:style style:name="T63_1" style:family="text">
      <style:text-properties fo:font-style="normal" style:font-style-asian="normal" style:font-style-complex="normal" fo:color="#c2c4c4"/>
    </style:style>
    <style:style style:name="T63_2" style:family="text">
      <style:text-properties fo:font-style="normal" style:font-style-asian="normal" style:font-style-complex="normal" fo:color="#c2c4c4"/>
    </style:style>
    <style:style style:name="T63_3" style:family="text">
      <style:text-properties fo:font-style="normal" style:font-style-asian="normal" style:font-style-complex="normal" fo:color="#c2c4c4"/>
    </style:style>
    <style:style style:name="T63_4" style:family="text">
      <style:text-properties fo:font-style="normal" style:font-style-asian="normal" style:font-style-complex="normal" fo:color="#c2c4c4"/>
    </style:style>
    <style:style style:name="T63_5" style:family="text">
      <style:text-properties fo:font-style="normal" style:font-style-asian="normal" style:font-style-complex="normal" fo:color="#c2c4c4"/>
    </style:style>
    <style:style style:name="T63_6" style:family="text">
      <style:text-properties fo:font-style="normal" style:font-style-asian="normal" style:font-style-complex="normal" fo:color="#c2c4c4"/>
    </style:style>
    <style:style style:name="T63_7" style:family="text">
      <style:text-properties fo:font-style="normal" style:font-style-asian="normal" style:font-style-complex="normal" fo:color="#c2c4c4"/>
    </style:style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Heading_20_3">
      <style:paragraph-properties fo:break-before="auto" fo:text-indent="0cm" fo:line-height="150%" fo:margin-left="3.228cm" style:writing-mode="lr-tb"/>
    </style:style>
    <style:style style:name="T65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5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66" style:family="paragraph" style:parent-style-name="Standard">
      <style:paragraph-properties fo:break-before="auto" fo:text-indent="0.582cm" fo:line-height="150%" fo:margin-left="3.228cm" style:writing-mode="lr-tb"/>
    </style:style>
    <style:style style:name="T66_1" style:family="text">
      <style:text-properties fo:color="#9aa9a1"/>
    </style:style>
    <style:style style:name="T66_2" style:family="text">
      <style:text-properties fo:color="#9aa9a1"/>
    </style:style>
    <style:style style:name="T66_3" style:family="text">
      <style:text-properties fo:color="#9aa9a1"/>
    </style:style>
    <style:style style:name="T66_4" style:family="text">
      <style:text-properties fo:color="#9aa9a1"/>
    </style:style>
    <style:style style:name="T66_5" style:family="text">
      <style:text-properties fo:color="#9aa9a1"/>
    </style:style>
    <style:style style:name="T66_6" style:family="text">
      <style:text-properties fo:color="#9aa9a1"/>
    </style:style>
    <style:style style:name="T66_7" style:family="text">
      <style:text-properties fo:color="#9aa9a1"/>
    </style:style>
    <style:style style:name="T66_8" style:family="text">
      <style:text-properties fo:color="#9aa9a1"/>
    </style:style>
    <style:style style:name="T66_9" style:family="text">
      <style:text-properties fo:color="#9aa9a1"/>
    </style:style>
    <style:style style:name="T66_10" style:family="text">
      <style:text-properties fo:color="#9aa9a1"/>
    </style:style>
    <style:style style:name="T66_11" style:family="text">
      <style:text-properties fo:color="#9aa9a1"/>
    </style:style>
    <style:style style:name="T66_12" style:family="text">
      <style:text-properties fo:color="#9aa9a1"/>
    </style:style>
    <style:style style:name="T66_13" style:family="text">
      <style:text-properties fo:color="#9aa9a1"/>
    </style:style>
    <style:style style:name="T66_14" style:family="text">
      <style:text-properties fo:color="#9aa9a1"/>
    </style:style>
    <style:style style:name="T66_15" style:family="text">
      <style:text-properties fo:color="#9aa9a1"/>
    </style:style>
    <style:style style:name="T66_16" style:family="text">
      <style:text-properties fo:color="#9aa9a1"/>
    </style:style>
    <style:style style:name="T66_17" style:family="text">
      <style:text-properties fo:color="#9aa9a1"/>
    </style:style>
    <style:style style:name="T66_18" style:family="text">
      <style:text-properties fo:color="#9aa9a1"/>
    </style:style>
    <style:style style:name="T66_19" style:family="text">
      <style:text-properties fo:color="#9aa9a1"/>
    </style:style>
    <style:style style:name="T66_20" style:family="text">
      <style:text-properties fo:color="#9aa9a1"/>
    </style:style>
    <style:style style:name="P67" style:family="paragraph" style:parent-style-name="Standard">
      <style:paragraph-properties fo:break-before="auto" fo:text-indent="0cm" fo:line-height="150%" fo:margin-left="3.228cm" style:writing-mode="lr-tb"/>
      <style:text-properties fo:color="#9aa9a1"/>
    </style:style>
    <style:style style:name="P68" style:family="paragraph" style:parent-style-name="Heading_20_3">
      <style:paragraph-properties fo:break-before="auto" fo:text-indent="0cm" fo:line-height="150%" fo:margin-left="3.228cm" style:writing-mode="lr-tb"/>
    </style:style>
    <style:style style:name="T68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8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8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68_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69" style:family="paragraph" style:parent-style-name="Standard">
      <style:paragraph-properties fo:break-before="auto" fo:text-indent="0.582cm" fo:line-height="150%" fo:margin-left="3.228cm" style:writing-mode="lr-tb"/>
    </style:style>
    <style:style style:name="T69_1" style:family="text">
      <style:text-properties fo:color="#9aa9a1"/>
    </style:style>
    <style:style style:name="T69_2" style:family="text">
      <style:text-properties fo:color="#9aa9a1"/>
    </style:style>
    <style:style style:name="T69_3" style:family="text">
      <style:text-properties fo:color="#9aa9a1"/>
    </style:style>
    <style:style style:name="T69_4" style:family="text">
      <style:text-properties fo:color="#9aa9a1"/>
    </style:style>
    <style:style style:name="T69_5" style:family="text">
      <style:text-properties fo:color="#9aa9a1"/>
    </style:style>
    <style:style style:name="T69_6" style:family="text">
      <style:text-properties fo:color="#9aa9a1"/>
    </style:style>
    <style:style style:name="T69_7" style:family="text">
      <style:text-properties fo:color="#9aa9a1"/>
    </style:style>
    <style:style style:name="T69_8" style:family="text">
      <style:text-properties fo:color="#9aa9a1"/>
    </style:style>
    <style:style style:name="T69_9" style:family="text">
      <style:text-properties fo:color="#9aa9a1"/>
    </style:style>
    <style:style style:name="T69_10" style:family="text">
      <style:text-properties fo:color="#9aa9a1"/>
    </style:style>
    <style:style style:name="T69_11" style:family="text">
      <style:text-properties fo:color="#9aa9a1"/>
    </style:style>
    <style:style style:name="T69_12" style:family="text">
      <style:text-properties fo:color="#9aa9a1"/>
    </style:style>
    <style:style style:name="T69_13" style:family="text">
      <style:text-properties fo:color="#9aa9a1"/>
    </style:style>
    <style:style style:name="T69_14" style:family="text">
      <style:text-properties fo:color="#9aa9a1"/>
    </style:style>
    <style:style style:name="T69_15" style:family="text">
      <style:text-properties fo:color="#9aa9a1"/>
    </style:style>
    <style:style style:name="T69_16" style:family="text">
      <style:text-properties fo:color="#9aa9a1"/>
    </style:style>
    <style:style style:name="T69_17" style:family="text">
      <style:text-properties fo:color="#9aa9a1"/>
    </style:style>
    <style:style style:name="T69_18" style:family="text">
      <style:text-properties fo:color="#9aa9a1"/>
    </style:style>
    <style:style style:name="T69_19" style:family="text">
      <style:text-properties fo:color="#9aa9a1"/>
    </style:style>
    <style:style style:name="T69_20" style:family="text">
      <style:text-properties fo:color="#9aa9a1"/>
    </style:style>
    <style:style style:name="T69_21" style:family="text">
      <style:text-properties fo:color="#9aa9a1"/>
    </style:style>
    <style:style style:name="T69_22" style:family="text">
      <style:text-properties fo:color="#9aa9a1"/>
    </style:style>
    <style:style style:name="T69_23" style:family="text">
      <style:text-properties fo:color="#9aa9a1"/>
    </style:style>
    <style:style style:name="T69_24" style:family="text">
      <style:text-properties fo:color="#9aa9a1"/>
    </style:style>
    <style:style style:name="T69_25" style:family="text">
      <style:text-properties fo:color="#9aa9a1"/>
    </style:style>
    <style:style style:name="T69_26" style:family="text">
      <style:text-properties fo:color="#9aa9a1"/>
    </style:style>
    <style:style style:name="T69_27" style:family="text">
      <style:text-properties fo:color="#9aa9a1"/>
    </style:style>
    <style:style style:name="T69_28" style:family="text">
      <style:text-properties fo:color="#9aa9a1"/>
    </style:style>
    <style:style style:name="T69_29" style:family="text">
      <style:text-properties fo:color="#9aa9a1"/>
    </style:style>
    <style:style style:name="T69_30" style:family="text">
      <style:text-properties fo:color="#9aa9a1"/>
    </style:style>
    <style:style style:name="P70" style:family="paragraph" style:parent-style-name="Standard">
      <style:paragraph-properties fo:break-before="auto" fo:text-indent="0cm" fo:line-height="150%" fo:margin-left="3.228cm" style:writing-mode="lr-tb"/>
      <style:text-properties fo:color="#9aa9a1"/>
    </style:style>
    <style:style style:name="P71" style:family="paragraph" style:parent-style-name="Heading_20_3">
      <style:paragraph-properties fo:break-before="auto" fo:text-indent="0cm" fo:line-height="150%" fo:margin-left="3.228cm" style:writing-mode="lr-tb"/>
    </style:style>
    <style:style style:name="T71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1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1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72" style:family="paragraph" style:parent-style-name="Standard">
      <style:paragraph-properties fo:break-before="auto" fo:text-indent="0.582cm" fo:line-height="150%" fo:margin-left="3.228cm" style:writing-mode="lr-tb"/>
    </style:style>
    <style:style style:name="T72_1" style:family="text">
      <style:text-properties fo:color="#9aa9a1"/>
    </style:style>
    <style:style style:name="T72_2" style:family="text">
      <style:text-properties fo:color="#9aa9a1"/>
    </style:style>
    <style:style style:name="T72_3" style:family="text">
      <style:text-properties fo:color="#9aa9a1"/>
    </style:style>
    <style:style style:name="T72_4" style:family="text">
      <style:text-properties fo:color="#9aa9a1"/>
    </style:style>
    <style:style style:name="T72_5" style:family="text">
      <style:text-properties fo:color="#9aa9a1"/>
    </style:style>
    <style:style style:name="T72_6" style:family="text">
      <style:text-properties fo:color="#9aa9a1"/>
    </style:style>
    <style:style style:name="T72_7" style:family="text">
      <style:text-properties fo:color="#9aa9a1"/>
    </style:style>
    <style:style style:name="T72_8" style:family="text">
      <style:text-properties fo:color="#9aa9a1"/>
    </style:style>
    <style:style style:name="T72_9" style:family="text">
      <style:text-properties fo:color="#9aa9a1"/>
    </style:style>
    <style:style style:name="T72_10" style:family="text">
      <style:text-properties fo:color="#9aa9a1"/>
    </style:style>
    <style:style style:name="T72_11" style:family="text">
      <style:text-properties fo:color="#9aa9a1"/>
    </style:style>
    <style:style style:name="T72_12" style:family="text">
      <style:text-properties fo:color="#9aa9a1"/>
    </style:style>
    <style:style style:name="T72_13" style:family="text">
      <style:text-properties fo:color="#9aa9a1"/>
    </style:style>
    <style:style style:name="T72_14" style:family="text">
      <style:text-properties fo:color="#9aa9a1"/>
    </style:style>
    <style:style style:name="T72_15" style:family="text">
      <style:text-properties fo:color="#9aa9a1"/>
    </style:style>
    <style:style style:name="T72_16" style:family="text">
      <style:text-properties fo:color="#9aa9a1"/>
    </style:style>
    <style:style style:name="T72_17" style:family="text">
      <style:text-properties fo:color="#9aa9a1"/>
    </style:style>
    <style:style style:name="T72_18" style:family="text">
      <style:text-properties fo:color="#9aa9a1"/>
    </style:style>
    <style:style style:name="T72_19" style:family="text">
      <style:text-properties fo:color="#9aa9a1"/>
    </style:style>
    <style:style style:name="T72_20" style:family="text">
      <style:text-properties fo:color="#9aa9a1"/>
    </style:style>
    <style:style style:name="T72_21" style:family="text">
      <style:text-properties fo:color="#9aa9a1"/>
    </style:style>
    <style:style style:name="T72_22" style:family="text">
      <style:text-properties fo:color="#9aa9a1"/>
    </style:style>
    <style:style style:name="T72_23" style:family="text">
      <style:text-properties fo:color="#9aa9a1"/>
    </style:style>
    <style:style style:name="T72_24" style:family="text">
      <style:text-properties fo:color="#9aa9a1"/>
    </style:style>
    <style:style style:name="T72_25" style:family="text">
      <style:text-properties fo:color="#9aa9a1"/>
    </style:style>
    <style:style style:name="T72_26" style:family="text">
      <style:text-properties fo:color="#9aa9a1"/>
    </style:style>
    <style:style style:name="T72_27" style:family="text">
      <style:text-properties fo:color="#9aa9a1"/>
    </style:style>
    <style:style style:name="T72_28" style:family="text">
      <style:text-properties fo:color="#9aa9a1"/>
    </style:style>
    <style:style style:name="T72_29" style:family="text">
      <style:text-properties fo:color="#9aa9a1"/>
    </style:style>
    <style:style style:name="T72_30" style:family="text">
      <style:text-properties fo:color="#9aa9a1"/>
    </style:style>
    <style:style style:name="P73" style:family="paragraph" style:parent-style-name="Standard">
      <style:paragraph-properties fo:break-before="auto" fo:text-indent="0cm" fo:line-height="150%" fo:margin-left="3.228cm" style:writing-mode="lr-tb"/>
      <style:text-properties fo:color="#9aa9a1"/>
    </style:style>
    <style:style style:name="P74" style:family="paragraph" style:parent-style-name="Heading_20_3">
      <style:paragraph-properties fo:break-before="auto" fo:text-indent="0cm" fo:line-height="150%" fo:margin-left="3.228cm" style:writing-mode="lr-tb"/>
    </style:style>
    <style:style style:name="T74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4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75" style:family="paragraph" style:parent-style-name="Standard">
      <style:paragraph-properties fo:break-before="auto" fo:text-indent="0.582cm" fo:line-height="150%" fo:margin-left="3.228cm" style:writing-mode="lr-tb"/>
    </style:style>
    <style:style style:name="T75_1" style:family="text">
      <style:text-properties fo:color="#9aa9a1"/>
    </style:style>
    <style:style style:name="T75_2" style:family="text">
      <style:text-properties fo:color="#9aa9a1"/>
    </style:style>
    <style:style style:name="T75_3" style:family="text">
      <style:text-properties fo:color="#9aa9a1"/>
    </style:style>
    <style:style style:name="T75_4" style:family="text">
      <style:text-properties fo:color="#9aa9a1"/>
    </style:style>
    <style:style style:name="T75_5" style:family="text">
      <style:text-properties fo:color="#9aa9a1"/>
    </style:style>
    <style:style style:name="T75_6" style:family="text">
      <style:text-properties fo:color="#9aa9a1"/>
    </style:style>
    <style:style style:name="T75_7" style:family="text">
      <style:text-properties fo:color="#9aa9a1"/>
    </style:style>
    <style:style style:name="T75_8" style:family="text">
      <style:text-properties fo:color="#9aa9a1"/>
    </style:style>
    <style:style style:name="T75_9" style:family="text">
      <style:text-properties fo:color="#9aa9a1"/>
    </style:style>
    <style:style style:name="T75_10" style:family="text">
      <style:text-properties fo:color="#9aa9a1"/>
    </style:style>
    <style:style style:name="T75_11" style:family="text">
      <style:text-properties fo:color="#9aa9a1"/>
    </style:style>
    <style:style style:name="T75_12" style:family="text">
      <style:text-properties fo:color="#9aa9a1"/>
    </style:style>
    <style:style style:name="T75_13" style:family="text">
      <style:text-properties fo:color="#9aa9a1"/>
    </style:style>
    <style:style style:name="T75_14" style:family="text">
      <style:text-properties fo:color="#9aa9a1"/>
    </style:style>
    <style:style style:name="T75_15" style:family="text">
      <style:text-properties fo:color="#9aa9a1"/>
    </style:style>
    <style:style style:name="T75_16" style:family="text">
      <style:text-properties fo:color="#9aa9a1"/>
    </style:style>
    <style:style style:name="T75_17" style:family="text">
      <style:text-properties fo:color="#9aa9a1"/>
    </style:style>
    <style:style style:name="T75_18" style:family="text">
      <style:text-properties fo:color="#9aa9a1"/>
    </style:style>
    <style:style style:name="T75_19" style:family="text">
      <style:text-properties fo:color="#9aa9a1"/>
    </style:style>
    <style:style style:name="T75_20" style:family="text">
      <style:text-properties fo:color="#9aa9a1"/>
    </style:style>
    <style:style style:name="T75_21" style:family="text">
      <style:text-properties fo:color="#9aa9a1"/>
    </style:style>
    <style:style style:name="T75_22" style:family="text">
      <style:text-properties fo:color="#9aa9a1"/>
    </style:style>
    <style:style style:name="T75_23" style:family="text">
      <style:text-properties fo:color="#9aa9a1"/>
    </style:style>
    <style:style style:name="T75_24" style:family="text">
      <style:text-properties fo:color="#9aa9a1"/>
    </style:style>
    <style:style style:name="T75_25" style:family="text">
      <style:text-properties fo:color="#9aa9a1"/>
    </style:style>
    <style:style style:name="T75_26" style:family="text">
      <style:text-properties fo:color="#9aa9a1"/>
    </style:style>
    <style:style style:name="T75_27" style:family="text">
      <style:text-properties fo:color="#9aa9a1"/>
    </style:style>
    <style:style style:name="T75_28" style:family="text">
      <style:text-properties fo:color="#9aa9a1"/>
    </style:style>
    <style:style style:name="T75_29" style:family="text">
      <style:text-properties fo:color="#9aa9a1"/>
    </style:style>
    <style:style style:name="T75_30" style:family="text">
      <style:text-properties fo:color="#9aa9a1"/>
    </style:style>
    <style:style style:name="T75_31" style:family="text">
      <style:text-properties fo:color="#9aa9a1"/>
    </style:style>
    <style:style style:name="T75_32" style:family="text">
      <style:text-properties fo:color="#9aa9a1"/>
    </style:style>
    <style:style style:name="T75_33" style:family="text">
      <style:text-properties fo:color="#9aa9a1"/>
    </style:style>
    <style:style style:name="T75_34" style:family="text">
      <style:text-properties fo:color="#9aa9a1"/>
    </style:style>
    <style:style style:name="T75_35" style:family="text">
      <style:text-properties fo:color="#9aa9a1"/>
    </style:style>
    <style:style style:name="T75_36" style:family="text">
      <style:text-properties fo:color="#9aa9a1"/>
    </style:style>
    <style:style style:name="T75_37" style:family="text">
      <style:text-properties fo:color="#9aa9a1"/>
    </style:style>
    <style:style style:name="T75_38" style:family="text">
      <style:text-properties fo:color="#9aa9a1"/>
    </style:style>
    <style:style style:name="P76" style:family="paragraph" style:parent-style-name="Standard">
      <style:paragraph-properties fo:break-before="auto" fo:text-indent="0cm" fo:line-height="150%" fo:margin-left="3.228cm" style:writing-mode="lr-tb"/>
      <style:text-properties fo:color="#9aa9a1" fo:font-weight="bold" style:font-weight-asian="bold" style:font-weight-complex="bold"/>
    </style:style>
    <style:style style:name="P77" style:family="paragraph" style:parent-style-name="Heading_20_3">
      <style:paragraph-properties fo:break-before="auto" fo:text-indent="0cm" fo:line-height="150%" fo:margin-left="3.228cm" style:writing-mode="lr-tb"/>
    </style:style>
    <style:style style:name="T77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7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7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7_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77_5" style:family="text"/>
    <style:style style:name="P78" style:family="paragraph" style:parent-style-name="Standard">
      <style:paragraph-properties fo:break-before="auto" fo:text-indent="0.582cm" fo:line-height="150%" fo:margin-left="3.228cm" style:writing-mode="lr-tb"/>
    </style:style>
    <style:style style:name="T78_1" style:family="text">
      <style:text-properties fo:color="#9aa9a1"/>
    </style:style>
    <style:style style:name="T78_2" style:family="text">
      <style:text-properties fo:color="#9aa9a1"/>
    </style:style>
    <style:style style:name="T78_3" style:family="text">
      <style:text-properties fo:color="#9aa9a1"/>
    </style:style>
    <style:style style:name="T78_4" style:family="text">
      <style:text-properties fo:color="#9aa9a1"/>
    </style:style>
    <style:style style:name="T78_5" style:family="text">
      <style:text-properties fo:color="#9aa9a1"/>
    </style:style>
    <style:style style:name="T78_6" style:family="text">
      <style:text-properties fo:color="#9aa9a1"/>
    </style:style>
    <style:style style:name="T78_7" style:family="text">
      <style:text-properties fo:color="#9aa9a1"/>
    </style:style>
    <style:style style:name="T78_8" style:family="text">
      <style:text-properties fo:color="#9aa9a1"/>
    </style:style>
    <style:style style:name="T78_9" style:family="text">
      <style:text-properties fo:color="#9aa9a1"/>
    </style:style>
    <style:style style:name="T78_10" style:family="text">
      <style:text-properties fo:color="#9aa9a1"/>
    </style:style>
    <style:style style:name="T78_11" style:family="text">
      <style:text-properties fo:color="#9aa9a1"/>
    </style:style>
    <style:style style:name="T78_12" style:family="text">
      <style:text-properties fo:color="#9aa9a1"/>
    </style:style>
    <style:style style:name="T78_13" style:family="text">
      <style:text-properties fo:color="#9aa9a1"/>
    </style:style>
    <style:style style:name="T78_14" style:family="text">
      <style:text-properties fo:color="#9aa9a1"/>
    </style:style>
    <style:style style:name="T78_15" style:family="text">
      <style:text-properties fo:color="#9aa9a1"/>
    </style:style>
    <style:style style:name="T78_16" style:family="text">
      <style:text-properties fo:color="#9aa9a1"/>
    </style:style>
    <style:style style:name="T78_17" style:family="text">
      <style:text-properties fo:color="#9aa9a1"/>
    </style:style>
    <style:style style:name="T78_18" style:family="text">
      <style:text-properties fo:color="#9aa9a1"/>
    </style:style>
    <style:style style:name="T78_19" style:family="text">
      <style:text-properties fo:color="#9aa9a1"/>
    </style:style>
    <style:style style:name="T78_20" style:family="text">
      <style:text-properties fo:color="#9aa9a1"/>
    </style:style>
    <style:style style:name="P79" style:family="paragraph" style:parent-style-name="Standard">
      <style:paragraph-properties fo:break-before="auto" fo:text-indent="0cm" fo:line-height="150%" fo:margin-left="3.228cm" style:writing-mode="lr-tb"/>
    </style:style>
    <style:style style:name="P80" style:family="paragraph" style:parent-style-name="Heading_20_3">
      <style:paragraph-properties fo:break-before="auto" fo:text-indent="0cm" fo:line-height="150%" fo:margin-left="3.228cm" style:writing-mode="lr-tb"/>
    </style:style>
    <style:style style:name="T80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80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80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81" style:family="paragraph" style:parent-style-name="Standard">
      <style:paragraph-properties fo:break-before="auto" fo:text-indent="0.582cm" fo:line-height="100%" fo:margin-left="3.228cm" style:writing-mode="lr-tb"/>
    </style:style>
    <style:style style:name="T81_1" style:family="text">
      <style:text-properties fo:color="#9aa9a1"/>
    </style:style>
    <style:style style:name="T81_2" style:family="text">
      <style:text-properties fo:color="#9aa9a1"/>
    </style:style>
    <style:style style:name="T81_3" style:family="text">
      <style:text-properties fo:color="#9aa9a1"/>
    </style:style>
    <style:style style:name="T81_4" style:family="text">
      <style:text-properties fo:color="#9aa9a1"/>
    </style:style>
    <style:style style:name="T81_5" style:family="text">
      <style:text-properties fo:color="#9aa9a1"/>
    </style:style>
    <style:style style:name="T81_6" style:family="text">
      <style:text-properties fo:color="#9aa9a1"/>
    </style:style>
    <style:style style:name="T81_7" style:family="text">
      <style:text-properties fo:color="#9aa9a1"/>
    </style:style>
    <style:style style:name="T81_8" style:family="text">
      <style:text-properties fo:color="#9aa9a1"/>
    </style:style>
    <style:style style:name="T81_9" style:family="text">
      <style:text-properties fo:color="#9aa9a1"/>
    </style:style>
    <style:style style:name="T81_10" style:family="text">
      <style:text-properties fo:color="#9aa9a1"/>
    </style:style>
    <style:style style:name="T81_11" style:family="text">
      <style:text-properties fo:color="#9aa9a1"/>
    </style:style>
    <style:style style:name="T81_12" style:family="text">
      <style:text-properties fo:color="#9aa9a1"/>
    </style:style>
    <style:style style:name="T81_13" style:family="text">
      <style:text-properties fo:color="#9aa9a1"/>
    </style:style>
    <style:style style:name="T81_14" style:family="text">
      <style:text-properties fo:color="#9aa9a1"/>
    </style:style>
    <style:style style:name="T81_15" style:family="text">
      <style:text-properties fo:color="#9aa9a1"/>
    </style:style>
    <style:style style:name="T81_16" style:family="text">
      <style:text-properties fo:color="#9aa9a1"/>
    </style:style>
    <style:style style:name="T81_17" style:family="text">
      <style:text-properties fo:color="#9aa9a1"/>
    </style:style>
    <style:style style:name="T81_18" style:family="text">
      <style:text-properties fo:color="#9aa9a1"/>
    </style:style>
    <style:style style:name="P82" style:family="paragraph" style:parent-style-name="Standard">
      <style:paragraph-properties fo:break-before="auto" fo:text-indent="0cm" fo:line-height="150%" fo:margin-left="3.228cm" style:writing-mode="lr-tb"/>
      <style:text-properties fo:color="#9aa9a1"/>
    </style:style>
    <style:style style:name="P83" style:family="paragraph" style:parent-style-name="Heading_20_3">
      <style:paragraph-properties fo:break-before="auto" fo:text-indent="0cm" fo:line-height="150%" fo:margin-left="3.228cm" style:writing-mode="lr-tb"/>
    </style:style>
    <style:style style:name="T83_1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83_2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83_3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T83_4" style:family="text">
      <style:text-properties fo:color="#a6a99c" fo:font-size="12pt" style:font-size-asian="12pt" style:font-size-complex="12pt" fo:font-weight="bold" style:font-weight-asian="bold" style:font-weight-complex="bold"/>
    </style:style>
    <style:style style:name="P84" style:family="paragraph" style:parent-style-name="Standard">
      <style:paragraph-properties fo:break-before="auto" fo:text-indent="0.582cm" fo:line-height="150%" fo:margin-left="3.228cm" style:writing-mode="lr-tb"/>
    </style:style>
    <style:style style:name="T84_1" style:family="text">
      <style:text-properties fo:color="#9aa9a1"/>
    </style:style>
    <style:style style:name="T84_2" style:family="text">
      <style:text-properties fo:color="#9aa9a1"/>
    </style:style>
    <style:style style:name="T84_3" style:family="text">
      <style:text-properties fo:color="#9aa9a1"/>
    </style:style>
    <style:style style:name="T84_4" style:family="text">
      <style:text-properties fo:color="#9aa9a1"/>
    </style:style>
    <style:style style:name="T84_5" style:family="text">
      <style:text-properties fo:color="#9aa9a1"/>
    </style:style>
    <style:style style:name="T84_6" style:family="text">
      <style:text-properties fo:color="#9aa9a1"/>
    </style:style>
    <style:style style:name="T84_7" style:family="text">
      <style:text-properties fo:color="#9aa9a1"/>
    </style:style>
    <style:style style:name="T84_8" style:family="text">
      <style:text-properties fo:color="#9aa9a1"/>
    </style:style>
    <style:style style:name="T84_9" style:family="text">
      <style:text-properties fo:color="#9aa9a1"/>
    </style:style>
    <style:style style:name="T84_10" style:family="text">
      <style:text-properties fo:color="#9aa9a1"/>
    </style:style>
    <style:style style:name="T84_11" style:family="text">
      <style:text-properties fo:color="#9aa9a1"/>
    </style:style>
    <style:style style:name="T84_12" style:family="text">
      <style:text-properties fo:color="#9aa9a1"/>
    </style:style>
    <style:style style:name="T84_13" style:family="text">
      <style:text-properties fo:color="#9aa9a1"/>
    </style:style>
    <style:style style:name="T84_14" style:family="text">
      <style:text-properties fo:color="#9aa9a1"/>
    </style:style>
    <style:style style:name="T84_15" style:family="text">
      <style:text-properties fo:color="#9aa9a1"/>
    </style:style>
    <style:style style:name="T84_16" style:family="text">
      <style:text-properties fo:color="#9aa9a1"/>
    </style:style>
    <style:style style:name="T84_17" style:family="text">
      <style:text-properties fo:color="#9aa9a1"/>
    </style:style>
    <style:style style:name="T84_18" style:family="text">
      <style:text-properties fo:color="#9aa9a1"/>
    </style:style>
    <style:style style:name="T84_19" style:family="text">
      <style:text-properties fo:color="#9aa9a1"/>
    </style:style>
    <style:style style:name="T84_20" style:family="text">
      <style:text-properties fo:color="#9aa9a1"/>
    </style:style>
    <style:style style:name="T84_21" style:family="text">
      <style:text-properties fo:color="#9aa9a1"/>
    </style:style>
    <style:style style:name="T84_22" style:family="text">
      <style:text-properties fo:color="#9aa9a1"/>
    </style:style>
    <style:style style:name="T84_23" style:family="text">
      <style:text-properties fo:color="#9aa9a1"/>
    </style:style>
    <style:style style:name="T84_24" style:family="text">
      <style:text-properties fo:color="#9aa9a1"/>
    </style:style>
    <style:style style:name="T84_25" style:family="text">
      <style:text-properties fo:color="#9aa9a1"/>
    </style:style>
    <style:style style:name="T84_26" style:family="text">
      <style:text-properties fo:color="#9aa9a1"/>
    </style:style>
    <style:style style:name="T84_27" style:family="text">
      <style:text-properties fo:color="#9aa9a1"/>
    </style:style>
    <style:style style:name="T84_28" style:family="text">
      <style:text-properties fo:color="#9aa9a1"/>
    </style:style>
    <style:style style:name="T84_29" style:family="text">
      <style:text-properties fo:color="#9aa9a1"/>
    </style:style>
    <style:style style:name="T84_30" style:family="text">
      <style:text-properties fo:color="#9aa9a1"/>
    </style:style>
    <style:style style:name="T84_31" style:family="text">
      <style:text-properties fo:color="#9aa9a1"/>
    </style:style>
    <style:style style:name="T84_32" style:family="text">
      <style:text-properties fo:color="#9aa9a1"/>
    </style:style>
    <style:style style:name="T84_33" style:family="text">
      <style:text-properties fo:color="#9aa9a1"/>
    </style:style>
    <style:style style:name="P85" style:family="paragraph" style:parent-style-name="Standard">
      <style:paragraph-properties fo:break-before="auto" fo:text-indent="0cm" fo:line-height="100%" fo:margin-left="3.228cm" style:writing-mode="lr-tb"/>
    </style:style>
    <style:style style:name="P86" style:family="paragraph" style:parent-style-name="Standard">
      <style:paragraph-properties fo:break-before="page" fo:text-indent="0cm" fo:line-height="100%" fo:margin-left="3.228cm" style:writing-mode="lr-tb"/>
      <style:text-properties fo:color="#7e8076"/>
    </style:style>
  </office:automatic-styles>
  <office:body>
    <office:text>
      <text:p text:style-name="P1"><text:bookmark-start text:name="h.ru5ixg2cs5i"/><text:bookmark-end text:name="h.ru5ixg2cs5i"/><text:span text:style-name="T1_1">Proyecto</text:span><text:span text:style-name="T1_2"><text:s/></text:span><text:span text:style-name="T1_3">E</text:span><text:span text:style-name="T1_4">-</text:span><text:span text:style-name="T1_5">Pathway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/>
            <text:p text:style-name="P3"/>
            <text:p text:style-name="P4"/>
            <text:p text:style-name="P5"/>
            <text:p text:style-name="P6"/>
            <text:p text:style-name="P7"/>
            <text:p text:style-name="P8"><text:span text:style-name="T8_1">v</text:span><text:span text:style-name="T8_2">.1</text:span></text:p>
          </table:table-cell>
          <table:table-cell table:style-name="Cell2">
            <text:p text:style-name="P9"/>
            <text:p text:style-name="P10"/>
            <text:p text:style-name="P11"><text:bookmark-start text:name="h.h07siytb69z"/><text:bookmark-end text:name="h.h07siytb69z"/><text:span text:style-name="T11_1">Resumen</text:span><text:span text:style-name="T11_2"><text:s/></text:span><text:span text:style-name="T11_3">sobre</text:span><text:span text:style-name="T11_4"><text:s/></text:span><text:span text:style-name="T11_5">Datos</text:span><text:span text:style-name="T11_6"><text:s/></text:span><text:span text:style-name="T11_7">del</text:span><text:span text:style-name="T11_8"><text:s/></text:span><text:span text:style-name="T11_9">Proyecto</text:span><text:span text:style-name="T11_10"><text:s/></text:span></text:p>
            <text:p text:style-name="P12"><text:span text:style-name="T12_1">Esteban</text:span><text:span text:style-name="T12_2"><text:s/></text:span><text:span text:style-name="T12_3">Martín</text:span><text:span text:style-name="T12_4"><text:s/></text:span><text:span text:style-name="T12_5">Ramírez</text:span><text:span text:style-name="T12_6"><text:s/></text:span><text:span text:style-name="T12_7">Quirós</text:span><text:span text:style-name="T12_8"><text:s/>•<text:s/></text:span><text:span text:style-name="T12_9">Mar</text:span><text:span text:style-name="T12_10"><text:s/>09,<text:s/>2014</text:span></text:p>
          </table:table-cell>
        </table:table-row>
      </table:table>
      <text:p text:style-name="P13"/>
      <text:h text:style-name="P14" text:outline-level="10"><text:bookmark-start text:name="h.lqo7psa4wpmk"/><text:bookmark-end text:name="h.lqo7psa4wpmk"/></text:h>
      <text:h text:style-name="P15" text:outline-level="10"><text:bookmark-start text:name="h.ki9c3uj6qgl3"/><text:bookmark-end text:name="h.ki9c3uj6qgl3"/></text:h>
      <text:p text:style-name="P16"><text:span text:style-name="T16_1">Índice</text:span></text:p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17"/>
            <text:p text:style-name="P18"/>
            <text:p text:style-name="P19"/>
            <text:p text:style-name="P20"/>
            <text:p text:style-name="P21"/>
            <text:p text:style-name="P22"><text:span text:style-name="T22_1">v</text:span><text:span text:style-name="T22_2">.1</text:span></text:p>
          </table:table-cell>
          <table:table-cell table:style-name="Cell4">
            <text:p text:style-name="P23"/>
            <text:p text:style-name="P24"><text:span text:style-name="T24_1"><text:a xlink:type="simple" xlink:href="#h.sxr6u0rwogj0"><text:span text:style-name="T24_2">1.<text:s/></text:span></text:a></text:span><text:span text:style-name="T24_3"><text:a xlink:type="simple" xlink:href="#h.sxr6u0rwogj0"><text:span text:style-name="T24_4">Servidor</text:span></text:a></text:span></text:p>
            <text:p text:style-name="P25"><text:span text:style-name="T25_1"><text:a xlink:type="simple" xlink:href="#h.xz6rzup3ha3h"><text:span text:style-name="T25_2">1.1.<text:s/></text:span></text:a></text:span><text:span text:style-name="T25_3"><text:a xlink:type="simple" xlink:href="#h.xz6rzup3ha3h"><text:span text:style-name="T25_4">Especificaciones</text:span></text:a></text:span><text:span text:style-name="T25_5"><text:a xlink:type="simple" xlink:href="#h.xz6rzup3ha3h"><text:span text:style-name="T25_6"><text:s/></text:span></text:a></text:span><text:span text:style-name="T25_7"><text:a xlink:type="simple" xlink:href="#h.xz6rzup3ha3h"><text:span text:style-name="T25_8">del</text:span></text:a></text:span><text:span text:style-name="T25_9"><text:a xlink:type="simple" xlink:href="#h.xz6rzup3ha3h"><text:span text:style-name="T25_10"><text:s/></text:span></text:a></text:span><text:span text:style-name="T25_11"><text:a xlink:type="simple" xlink:href="#h.xz6rzup3ha3h"><text:span text:style-name="T25_12">Servidor</text:span></text:a></text:span></text:p>
            <text:p text:style-name="P26"><text:span text:style-name="T26_1"><text:a xlink:type="simple" xlink:href="#h.bnpctugbiwhy"><text:span text:style-name="T26_2">1.2.<text:s/></text:span></text:a></text:span><text:span text:style-name="T26_3"><text:a xlink:type="simple" xlink:href="#h.bnpctugbiwhy"><text:span text:style-name="T26_4">Sistema</text:span></text:a></text:span><text:span text:style-name="T26_5"><text:a xlink:type="simple" xlink:href="#h.bnpctugbiwhy"><text:span text:style-name="T26_6"><text:s/></text:span></text:a></text:span><text:span text:style-name="T26_7"><text:a xlink:type="simple" xlink:href="#h.bnpctugbiwhy"><text:span text:style-name="T26_8">Operativo</text:span></text:a></text:span></text:p>
            <text:p text:style-name="P27"><text:span text:style-name="T27_1"><text:a xlink:type="simple" xlink:href="#h.5nhxz3avht3"><text:span text:style-name="T27_2">2.<text:s/></text:span></text:a></text:span><text:span text:style-name="T27_3"><text:a xlink:type="simple" xlink:href="#h.5nhxz3avht3"><text:span text:style-name="T27_4">Acceso</text:span></text:a></text:span><text:span text:style-name="T27_5"><text:a xlink:type="simple" xlink:href="#h.5nhxz3avht3"><text:span text:style-name="T27_6"><text:s/></text:span></text:a></text:span><text:span text:style-name="T27_7"><text:a xlink:type="simple" xlink:href="#h.5nhxz3avht3"><text:span text:style-name="T27_8">al</text:span></text:a></text:span><text:span text:style-name="T27_9"><text:a xlink:type="simple" xlink:href="#h.5nhxz3avht3"><text:span text:style-name="T27_10"><text:s/></text:span></text:a></text:span><text:span text:style-name="T27_11"><text:a xlink:type="simple" xlink:href="#h.5nhxz3avht3"><text:span text:style-name="T27_12">sistema</text:span></text:a></text:span></text:p>
            <text:p text:style-name="P28"><text:span text:style-name="T28_1"><text:a xlink:type="simple" xlink:href="#h.32wvz7i6kgm3"><text:span text:style-name="T28_2">2.1.<text:s/></text:span></text:a></text:span><text:span text:style-name="T28_3"><text:a xlink:type="simple" xlink:href="#h.32wvz7i6kgm3"><text:span text:style-name="T28_4">Aplicación</text:span></text:a></text:span></text:p>
            <text:p text:style-name="P29"><text:span text:style-name="T29_1"><text:a xlink:type="simple" xlink:href="#h.j1b2tns30eun"><text:span text:style-name="T29_2">2.2.<text:s/></text:span></text:a></text:span><text:span text:style-name="T29_3"><text:a xlink:type="simple" xlink:href="#h.j1b2tns30eun"><text:span text:style-name="T29_4">SSH</text:span></text:a></text:span></text:p>
            <text:p text:style-name="P30"><text:span text:style-name="T30_1"><text:a xlink:type="simple" xlink:href="#h.gj0fvamyllpg"><text:span text:style-name="T30_2">3.3.<text:s/></text:span></text:a></text:span><text:span text:style-name="T30_3"><text:a xlink:type="simple" xlink:href="#h.gj0fvamyllpg"><text:span text:style-name="T30_4">PhpMyAdmin</text:span></text:a></text:span></text:p>
            <text:p text:style-name="P31"><text:span text:style-name="T31_1"><text:a xlink:type="simple" xlink:href="#h.g973qlgejike"><text:span text:style-name="T31_2">3.<text:s/></text:span></text:a></text:span><text:span text:style-name="T31_3"><text:a xlink:type="simple" xlink:href="#h.g973qlgejike"><text:span text:style-name="T31_4">Entorno</text:span></text:a></text:span><text:span text:style-name="T31_5"><text:a xlink:type="simple" xlink:href="#h.g973qlgejike"><text:span text:style-name="T31_6"><text:s/></text:span></text:a></text:span><text:span text:style-name="T31_7"><text:a xlink:type="simple" xlink:href="#h.g973qlgejike"><text:span text:style-name="T31_8">de</text:span></text:a></text:span><text:span text:style-name="T31_9"><text:a xlink:type="simple" xlink:href="#h.g973qlgejike"><text:span text:style-name="T31_10"><text:s/></text:span></text:a></text:span><text:span text:style-name="T31_11"><text:a xlink:type="simple" xlink:href="#h.g973qlgejike"><text:span text:style-name="T31_12">Desarrollo</text:span></text:a></text:span></text:p>
            <text:p text:style-name="P32"><text:span text:style-name="T32_1"><text:a xlink:type="simple" xlink:href="#h.80jadulwi53u"><text:span text:style-name="T32_2">3.1.<text:s/></text:span></text:a></text:span><text:span text:style-name="T32_3"><text:a xlink:type="simple" xlink:href="#h.80jadulwi53u"><text:span text:style-name="T32_4">PHP</text:span></text:a></text:span></text:p>
            <text:p text:style-name="P33"><text:span text:style-name="T33_1"><text:a xlink:type="simple" xlink:href="#h.zd9k9aek5f5e"><text:span text:style-name="T33_2">3.2.<text:s/></text:span></text:a></text:span><text:span text:style-name="T33_3"><text:a xlink:type="simple" xlink:href="#h.zd9k9aek5f5e"><text:span text:style-name="T33_4">PostgreSQL</text:span></text:a></text:span></text:p>
            <text:p text:style-name="P34"><text:span text:style-name="T34_1"><text:a xlink:type="simple" xlink:href="#h.ciyc2ru86ao7"><text:span text:style-name="T34_2">3.3.<text:s/></text:span></text:a></text:span><text:span text:style-name="T34_3"><text:a xlink:type="simple" xlink:href="#h.ciyc2ru86ao7"><text:span text:style-name="T34_4">MongoDB</text:span></text:a></text:span></text:p>
            <text:p text:style-name="P35"><text:span text:style-name="T35_1"><text:a xlink:type="simple" xlink:href="#h.qpydpu2rm7rs"><text:span text:style-name="T35_2">3.4.<text:s/></text:span></text:a></text:span><text:span text:style-name="T35_3"><text:a xlink:type="simple" xlink:href="#h.qpydpu2rm7rs"><text:span text:style-name="T35_4">Git</text:span></text:a></text:span></text:p>
            <text:p text:style-name="P36"><text:span text:style-name="T36_1"><text:a xlink:type="simple" xlink:href="#h.cxhcrmnxv21c"><text:span text:style-name="T36_2">3.5.<text:s/></text:span></text:a></text:span><text:span text:style-name="T36_3"><text:a xlink:type="simple" xlink:href="#h.cxhcrmnxv21c"><text:span text:style-name="T36_4">Yii</text:span></text:a></text:span><text:span text:style-name="T36_5"><text:a xlink:type="simple" xlink:href="#h.cxhcrmnxv21c"><text:span text:style-name="T36_6"><text:s/></text:span></text:a></text:span><text:span text:style-name="T36_7"><text:a xlink:type="simple" xlink:href="#h.cxhcrmnxv21c"><text:span text:style-name="T36_8">framework</text:span></text:a></text:span></text:p>
            <text:p text:style-name="P37"><text:span text:style-name="T37_1"><text:a xlink:type="simple" xlink:href="#h.3yuoxvpgwaj"><text:span text:style-name="T37_2">3.6.<text:s/></text:span></text:a></text:span><text:span text:style-name="T37_3"><text:a xlink:type="simple" xlink:href="#h.3yuoxvpgwaj"><text:span text:style-name="T37_4">HTTP</text:span></text:a></text:span></text:p>
            <text:p text:style-name="P38"><text:span text:style-name="T38_1"><text:a xlink:type="simple" xlink:href="#h.bkjmwthbpbxz"><text:span text:style-name="T38_2">3.7.<text:s/></text:span></text:a></text:span><text:span text:style-name="T38_3"><text:a xlink:type="simple" xlink:href="#h.bkjmwthbpbxz"><text:span text:style-name="T38_4">Otros</text:span></text:a></text:span><text:span text:style-name="T38_5"><text:a xlink:type="simple" xlink:href="#h.bkjmwthbpbxz"><text:span text:style-name="T38_6"><text:s/></text:span></text:a></text:span><text:span text:style-name="T38_7"><text:a xlink:type="simple" xlink:href="#h.bkjmwthbpbxz"><text:span text:style-name="T38_8">datos</text:span></text:a></text:span></text:p>
            <text:p text:style-name="P39"><text:span text:style-name="T39_1">r</text:span><text:span text:style-name="T39_2"><text:s/></text:span></text:p>
          </table:table-cell>
        </table:table-row>
      </table:table>
      <text:h text:style-name="P40" text:outline-level="10"><text:bookmark-start text:name="h.dlxijjpg2fa7"/><text:bookmark-end text:name="h.dlxijjpg2fa7"/></text:h>
      <text:h text:style-name="P41" text:outline-level="10"><text:bookmark-start text:name="h.nny23muodgb1"/><text:bookmark-end text:name="h.nny23muodgb1"/><text:bookmark-start text:name="h.y1w3izl6grc6"/><text:bookmark-end text:name="h.y1w3izl6grc6"/></text:h>
      <text:h text:style-name="P42" text:outline-level="10"><text:bookmark-start text:name="h.sxr6u0rwogj0"/><text:bookmark-end text:name="h.sxr6u0rwogj0"/><text:span text:style-name="T42_1">1.<text:s/></text:span><text:span text:style-name="T42_2">Servidor</text:span></text:h>
      <text:h text:style-name="P43" text:outline-level="10"><text:bookmark-start text:name="h.xz6rzup3ha3h"/><text:bookmark-end text:name="h.xz6rzup3ha3h"/><text:span text:style-name="T43_1">1.1.<text:s/></text:span><text:span text:style-name="T43_2">Especificaciones</text:span><text:span text:style-name="T43_3"><text:s/></text:span><text:span text:style-name="T43_4">del</text:span><text:span text:style-name="T43_5"><text:s/></text:span><text:span text:style-name="T43_6">Servidor</text:span></text:h>
      <text:p text:style-name="P44"><text:span text:style-name="T44_1">Se</text:span><text:span text:style-name="T44_2"><text:s/></text:span><text:span text:style-name="T44_3">desconocen</text:span><text:span text:style-name="T44_4"><text:s/></text:span><text:span text:style-name="T44_5">las</text:span><text:span text:style-name="T44_6"><text:s/></text:span><text:span text:style-name="T44_7">especificaciones</text:span><text:span text:style-name="T44_8"><text:s/></text:span><text:span text:style-name="T44_9">del</text:span><text:span text:style-name="T44_10"><text:s/></text:span><text:span text:style-name="T44_11">servidor</text:span><text:span text:style-name="T44_12">.</text:span></text:p>
      <text:h text:style-name="P45" text:outline-level="10"><text:bookmark-start text:name="h.bnpctugbiwhy"/><text:bookmark-end text:name="h.bnpctugbiwhy"/><text:span text:style-name="T45_1">1.2.<text:s/></text:span><text:span text:style-name="T45_2">Sistema</text:span><text:span text:style-name="T45_3"><text:s/></text:span><text:span text:style-name="T45_4">Operativo</text:span></text:h>
      <text:p text:style-name="P46"><text:span text:style-name="T46_1">Linux</text:span><text:span text:style-name="T46_2"><text:s/>(</text:span><text:span text:style-name="T46_3">preferiblemente</text:span><text:span text:style-name="T46_4"><text:s/></text:span><text:span text:style-name="T46_5">Debian</text:span><text:span text:style-name="T46_6">,<text:s/></text:span><text:span text:style-name="T46_7">en</text:span><text:span text:style-name="T46_8"><text:s/></text:span><text:span text:style-name="T46_9">el</text:span><text:span text:style-name="T46_10"><text:s/></text:span><text:span text:style-name="T46_11">caso</text:span><text:span text:style-name="T46_12"><text:s/></text:span><text:span text:style-name="T46_13">del</text:span><text:span text:style-name="T46_14"><text:s/></text:span><text:span text:style-name="T46_15">servidor</text:span><text:span text:style-name="T46_16"><text:s/></text:span><text:span text:style-name="T46_17">se</text:span><text:span text:style-name="T46_18"><text:s/></text:span><text:span text:style-name="T46_19">utiliza</text:span><text:span text:style-name="T46_20"><text:s/></text:span><text:span text:style-name="T46_21">la</text:span><text:span text:style-name="T46_22"><text:s/></text:span><text:span text:style-name="T46_23">versión</text:span><text:span text:style-name="T46_24"><text:s/></text:span><text:span text:style-name="T46_25">con</text:span><text:span text:style-name="T46_26"><text:s/></text:span><text:span text:style-name="T46_27">los</text:span><text:span text:style-name="T46_28"><text:s/></text:span><text:span text:style-name="T46_29">repositorios</text:span><text:span text:style-name="T46_30"><text:s/></text:span><text:span text:style-name="T46_31">estables</text:span><text:span text:style-name="T46_32">,<text:s/></text:span><text:span text:style-name="T46_33">puede</text:span><text:span text:style-name="T46_34"><text:s/></text:span><text:span text:style-name="T46_35">ser</text:span><text:span text:style-name="T46_36"><text:s/></text:span><text:span text:style-name="T46_37">Debian</text:span><text:span text:style-name="T46_38"><text:s/>7.0<text:s/></text:span><text:span text:style-name="T46_39">o</text:span><text:span text:style-name="T46_40"><text:s/></text:span><text:span text:style-name="T46_41">posterior</text:span><text:span text:style-name="T46_42">).</text:span></text:p>
      <text:h text:style-name="P47" text:outline-level="10"><text:bookmark-start text:name="h.5nhxz3avht3"/><text:bookmark-end text:name="h.5nhxz3avht3"/><text:bookmark-start text:name="h.zbwt0h26yg5o"/><text:bookmark-end text:name="h.zbwt0h26yg5o"/><text:span text:style-name="T47_1">2.<text:s/></text:span><text:span text:style-name="T47_2">Acceso</text:span><text:span text:style-name="T47_3"><text:s/></text:span><text:span text:style-name="T47_4">al</text:span><text:span text:style-name="T47_5"><text:s/></text:span><text:span text:style-name="T47_6">sistema</text:span></text:h>
      <text:h text:style-name="P48" text:outline-level="10"><text:bookmark-start text:name="h.32wvz7i6kgm3"/><text:bookmark-end text:name="h.32wvz7i6kgm3"/><text:span text:style-name="T48_1">2.1.<text:s/></text:span><text:span text:style-name="T48_2">Aplicación</text:span></text:h>
      <text:p text:style-name="P49"><text:span text:style-name="T49_1">URL</text:span><text:span text:style-name="T49_2">:<text:s text:c="2"/></text:span><text:span text:style-name="T49_3"><text:a xlink:type="simple" xlink:href="http://www.ic-itcr.ac.cr/ePathway"><text:span text:style-name="T49_4">http</text:span></text:a></text:span><text:span text:style-name="T49_5"><text:a xlink:type="simple" xlink:href="http://www.ic-itcr.ac.cr/ePathway"><text:span text:style-name="T49_6">://</text:span></text:a></text:span><text:span text:style-name="T49_7"><text:a xlink:type="simple" xlink:href="http://www.ic-itcr.ac.cr/ePathway"><text:span text:style-name="T49_8">www</text:span></text:a></text:span><text:span text:style-name="T49_9"><text:a xlink:type="simple" xlink:href="http://www.ic-itcr.ac.cr/ePathway"><text:span text:style-name="T49_10">.</text:span></text:a></text:span><text:span text:style-name="T49_11"><text:a xlink:type="simple" xlink:href="http://www.ic-itcr.ac.cr/ePathway"><text:span text:style-name="T49_12">ic</text:span></text:a></text:span><text:span text:style-name="T49_13"><text:a xlink:type="simple" xlink:href="http://www.ic-itcr.ac.cr/ePathway"><text:span text:style-name="T49_14">-</text:span></text:a></text:span><text:span text:style-name="T49_15"><text:a xlink:type="simple" xlink:href="http://www.ic-itcr.ac.cr/ePathway"><text:span text:style-name="T49_16">itcr</text:span></text:a></text:span><text:span text:style-name="T49_17"><text:a xlink:type="simple" xlink:href="http://www.ic-itcr.ac.cr/ePathway"><text:span text:style-name="T49_18">.</text:span></text:a></text:span><text:span text:style-name="T49_19"><text:a xlink:type="simple" xlink:href="http://www.ic-itcr.ac.cr/ePathway"><text:span text:style-name="T49_20">ac</text:span></text:a></text:span><text:span text:style-name="T49_21"><text:a xlink:type="simple" xlink:href="http://www.ic-itcr.ac.cr/ePathway"><text:span text:style-name="T49_22">.</text:span></text:a></text:span><text:span text:style-name="T49_23"><text:a xlink:type="simple" xlink:href="http://www.ic-itcr.ac.cr/ePathway"><text:span text:style-name="T49_24">cr</text:span></text:a></text:span><text:span text:style-name="T49_25"><text:a xlink:type="simple" xlink:href="http://www.ic-itcr.ac.cr/ePathway"><text:span text:style-name="T49_26">/</text:span></text:a></text:span><text:span text:style-name="T49_27"><text:a xlink:type="simple" xlink:href="http://www.ic-itcr.ac.cr/ePathway"><text:span text:style-name="T49_28">ePathway</text:span></text:a></text:span></text:p>
      <text:h text:style-name="P50" text:outline-level="10"><text:bookmark-start text:name="h.j1b2tns30eun"/><text:bookmark-end text:name="h.j1b2tns30eun"/><text:span text:style-name="T50_1">2.2.<text:s/></text:span><text:span text:style-name="T50_2">SSH</text:span></text:h>
      <text:p text:style-name="P51"><text:span text:style-name="T51_1">Usuario</text:span><text:span text:style-name="T51_2">:<text:s/></text:span><text:span text:style-name="T51_3"><text:a xlink:type="simple" xlink:href="http://ic-itcr.ac.cr/"><text:span text:style-name="T51_4">ic</text:span></text:a></text:span><text:span text:style-name="T51_5"><text:a xlink:type="simple" xlink:href="http://ic-itcr.ac.cr/"><text:span text:style-name="T51_6">-</text:span></text:a></text:span><text:span text:style-name="T51_7"><text:a xlink:type="simple" xlink:href="http://ic-itcr.ac.cr/"><text:span text:style-name="T51_8">itcr</text:span></text:a></text:span><text:span text:style-name="T51_9"><text:a xlink:type="simple" xlink:href="http://ic-itcr.ac.cr/"><text:span text:style-name="T51_10">.</text:span></text:a></text:span><text:span text:style-name="T51_11"><text:a xlink:type="simple" xlink:href="http://ic-itcr.ac.cr/"><text:span text:style-name="T51_12">ac</text:span></text:a></text:span><text:span text:style-name="T51_13"><text:a xlink:type="simple" xlink:href="http://ic-itcr.ac.cr/"><text:span text:style-name="T51_14">.</text:span></text:a></text:span><text:span text:style-name="T51_15"><text:a xlink:type="simple" xlink:href="http://ic-itcr.ac.cr/"><text:span text:style-name="T51_16">cr</text:span></text:a></text:span><text:span text:style-name="T51_17">,<text:s/></text:span></text:p>
      <text:p text:style-name="P52"><text:span text:style-name="T52_1">IP</text:span><text:span text:style-name="T52_2">:<text:s/>172.19.127.114<text:s/></text:span></text:p>
      <text:p text:style-name="P53"><text:span text:style-name="T53_1">Puerto</text:span><text:span text:style-name="T53_2"><text:s/>2000<text:s/></text:span></text:p>
      <text:p text:style-name="P54"><text:span text:style-name="T54_1">Contraseña</text:span><text:span text:style-name="T54_2">:<text:s/></text:span><text:span text:style-name="T54_3">Se</text:span><text:span text:style-name="T54_4"><text:s/></text:span><text:span text:style-name="T54_5">desconoce</text:span><text:span text:style-name="T54_6"><text:s/></text:span><text:span text:style-name="T54_7">si</text:span><text:span text:style-name="T54_8"><text:s/></text:span><text:span text:style-name="T54_9">posee</text:span><text:span text:style-name="T54_10"><text:s/></text:span><text:span text:style-name="T54_11">contraseña</text:span><text:span text:style-name="T54_12">.<text:s text:c="2"/></text:span></text:p>
      <text:h text:style-name="P55" text:outline-level="10"><text:bookmark-start text:name="h.gj0fvamyllpg"/><text:bookmark-end text:name="h.gj0fvamyllpg"/><text:span text:style-name="T55_1">3.3.<text:s/></text:span><text:span text:style-name="T55_2">PhpMyAdmin</text:span></text:h>
      <text:p text:style-name="P56"><text:span text:style-name="T56_1">URL</text:span><text:span text:style-name="T56_2">:</text:span><text:span text:style-name="T56_3"><text:s/></text:span><text:span text:style-name="T56_4"><text:a xlink:type="simple" xlink:href="http://www.ic-itcr.ac.cr/myadminphp"><text:span text:style-name="T56_5">www</text:span></text:a></text:span><text:span text:style-name="T56_6"><text:a xlink:type="simple" xlink:href="http://www.ic-itcr.ac.cr/myadminphp"><text:span text:style-name="T56_7">.</text:span></text:a></text:span><text:span text:style-name="T56_8"><text:a xlink:type="simple" xlink:href="http://www.ic-itcr.ac.cr/myadminphp"><text:span text:style-name="T56_9">ic</text:span></text:a></text:span><text:span text:style-name="T56_10"><text:a xlink:type="simple" xlink:href="http://www.ic-itcr.ac.cr/myadminphp"><text:span text:style-name="T56_11">-</text:span></text:a></text:span><text:span text:style-name="T56_12"><text:a xlink:type="simple" xlink:href="http://www.ic-itcr.ac.cr/myadminphp"><text:span text:style-name="T56_13">itcr</text:span></text:a></text:span><text:span text:style-name="T56_14"><text:a xlink:type="simple" xlink:href="http://www.ic-itcr.ac.cr/myadminphp"><text:span text:style-name="T56_15">.</text:span></text:a></text:span><text:span text:style-name="T56_16"><text:a xlink:type="simple" xlink:href="http://www.ic-itcr.ac.cr/myadminphp"><text:span text:style-name="T56_17">ac</text:span></text:a></text:span><text:span text:style-name="T56_18"><text:a xlink:type="simple" xlink:href="http://www.ic-itcr.ac.cr/myadminphp"><text:span text:style-name="T56_19">.</text:span></text:a></text:span><text:span text:style-name="T56_20"><text:a xlink:type="simple" xlink:href="http://www.ic-itcr.ac.cr/myadminphp"><text:span text:style-name="T56_21">cr</text:span></text:a></text:span><text:span text:style-name="T56_22"><text:a xlink:type="simple" xlink:href="http://www.ic-itcr.ac.cr/myadminphp"><text:span text:style-name="T56_23">/</text:span></text:a></text:span><text:span text:style-name="T56_24"><text:a xlink:type="simple" xlink:href="http://www.ic-itcr.ac.cr/myadminphp"><text:span text:style-name="T56_25">myadminphp</text:span></text:a></text:span><text:span text:style-name="T56_26">.<text:s/></text:span></text:p>
      <text:p text:style-name="P57"><text:span text:style-name="T57_1">Usuario</text:span><text:span text:style-name="T57_2">:<text:s/></text:span><text:span text:style-name="T57_3">Se</text:span><text:span text:style-name="T57_4"><text:s/></text:span><text:span text:style-name="T57_5">desconoce</text:span><text:span text:style-name="T57_6"><text:s/></text:span><text:span text:style-name="T57_7">usuario</text:span></text:p>
      <text:p text:style-name="P58"><text:span text:style-name="T58_1">Contraseña</text:span><text:span text:style-name="T58_2">:<text:s/></text:span><text:span text:style-name="T58_3">Se</text:span><text:span text:style-name="T58_4"><text:s/></text:span><text:span text:style-name="T58_5">desconoce</text:span><text:span text:style-name="T58_6"><text:s/></text:span><text:span text:style-name="T58_7">contraseña</text:span></text:p>
      <text:p text:style-name="P59"/>
      <text:p text:style-name="P60"><text:span text:style-name="T60_1">3.4.<text:s/></text:span><text:span text:style-name="T60_2">Otros</text:span></text:p>
      <text:p text:style-name="P61"><text:span text:style-name="T61_1"><text:tab/></text:span><text:span text:style-name="T61_2">En</text:span><text:span text:style-name="T61_3"><text:s/></text:span><text:span text:style-name="T61_4">el</text:span><text:span text:style-name="T61_5"><text:s/></text:span><text:span text:style-name="T61_6">correo</text:span><text:span text:style-name="T61_7"><text:s/></text:span><text:span text:style-name="T61_8">brindado</text:span><text:span text:style-name="T61_9"><text:s/></text:span><text:span text:style-name="T61_10">por</text:span><text:span text:style-name="T61_11"><text:s/></text:span><text:span text:style-name="T61_12">la</text:span><text:span text:style-name="T61_13"><text:s/></text:span><text:span text:style-name="T61_14">profesora</text:span><text:span text:style-name="T61_15"><text:s/></text:span><text:span text:style-name="T61_16">se</text:span><text:span text:style-name="T61_17"><text:s/></text:span><text:span text:style-name="T61_18">especifica</text:span><text:span text:style-name="T61_19"><text:s/></text:span><text:span text:style-name="T61_20">el</text:span><text:span text:style-name="T61_21"><text:s/></text:span><text:span text:style-name="T61_22">siguiente</text:span><text:span text:style-name="T61_23"><text:s/></text:span><text:span text:style-name="T61_24">dato</text:span><text:span text:style-name="T61_25"><text:s/></text:span><text:span text:style-name="T61_26">pero</text:span><text:span text:style-name="T61_27"><text:s/></text:span><text:span text:style-name="T61_28">se</text:span><text:span text:style-name="T61_29"><text:s/></text:span><text:span text:style-name="T61_30">desconoce</text:span><text:span text:style-name="T61_31"><text:s/></text:span><text:span text:style-name="T61_32">cual</text:span><text:span text:style-name="T61_33"><text:s/></text:span><text:span text:style-name="T61_34">es</text:span><text:span text:style-name="T61_35"><text:s/></text:span><text:span text:style-name="T61_36">la</text:span><text:span text:style-name="T61_37"><text:s/></text:span><text:span text:style-name="T61_38">finalidad</text:span><text:span text:style-name="T61_39"><text:s/></text:span><text:span text:style-name="T61_40">o</text:span><text:span text:style-name="T61_41"><text:s/></text:span><text:span text:style-name="T61_42">funcionalidad</text:span><text:span text:style-name="T61_43">:</text:span><text:span text:style-name="T61_44"><text:s text:c="5"/><text:tab/><text:tab/><text:tab/><text:tab/><text:tab/><text:tab/><text:tab/><text:tab/><text:s text:c="9"/><text:tab/><text:tab/><text:tab/><text:tab/><text:tab/><text:tab/><text:s/></text:span><text:span text:style-name="T61_45">Nombre</text:span><text:span text:style-name="T61_46"><text:s text:c="3"/>:<text:s text:c="9"/></text:span><text:span text:style-name="T61_47"><text:a xlink:type="simple" xlink:href="http://matina.ic-itcr.ac.cr/"><text:span text:style-name="T61_48">matina</text:span></text:a></text:span><text:span text:style-name="T61_49"><text:a xlink:type="simple" xlink:href="http://matina.ic-itcr.ac.cr/"><text:span text:style-name="T61_50">.</text:span></text:a></text:span><text:span text:style-name="T61_51"><text:a xlink:type="simple" xlink:href="http://matina.ic-itcr.ac.cr/"><text:span text:style-name="T61_52">ic</text:span></text:a></text:span><text:span text:style-name="T61_53"><text:a xlink:type="simple" xlink:href="http://matina.ic-itcr.ac.cr/"><text:span text:style-name="T61_54">-</text:span></text:a></text:span><text:span text:style-name="T61_55"><text:a xlink:type="simple" xlink:href="http://matina.ic-itcr.ac.cr/"><text:span text:style-name="T61_56">itcr</text:span></text:a></text:span><text:span text:style-name="T61_57"><text:a xlink:type="simple" xlink:href="http://matina.ic-itcr.ac.cr/"><text:span text:style-name="T61_58">.</text:span></text:a></text:span><text:span text:style-name="T61_59"><text:a xlink:type="simple" xlink:href="http://matina.ic-itcr.ac.cr/"><text:span text:style-name="T61_60">ac</text:span></text:a></text:span><text:span text:style-name="T61_61"><text:a xlink:type="simple" xlink:href="http://matina.ic-itcr.ac.cr/"><text:span text:style-name="T61_62">.</text:span></text:a></text:span><text:span text:style-name="T61_63"><text:a xlink:type="simple" xlink:href="http://matina.ic-itcr.ac.cr/"><text:span text:style-name="T61_64">cr</text:span></text:a></text:span></text:p>
      <text:p text:style-name="P62"/>
      <text:h text:style-name="P63" text:outline-level="10"><text:bookmark-start text:name="h.g973qlgejike"/><text:bookmark-end text:name="h.g973qlgejike"/><text:span text:style-name="T63_1">3</text:span><text:span text:style-name="T63_2">.<text:s/></text:span><text:span text:style-name="T63_3">Entorno</text:span><text:span text:style-name="T63_4"><text:s/></text:span><text:span text:style-name="T63_5">de</text:span><text:span text:style-name="T63_6"><text:s/></text:span><text:span text:style-name="T63_7">Desarrollo</text:span></text:h>
      <text:p text:style-name="P64"/>
      <text:h text:style-name="P65" text:outline-level="10"><text:bookmark-start text:name="h.80jadulwi53u"/><text:bookmark-end text:name="h.80jadulwi53u"/><text:span text:style-name="T65_1">3.1.<text:s/></text:span><text:span text:style-name="T65_2">PHP</text:span></text:h>
      <text:p text:style-name="P66"><text:span text:style-name="T66_1">Se</text:span><text:span text:style-name="T66_2"><text:s/></text:span><text:span text:style-name="T66_3">desconoce</text:span><text:span text:style-name="T66_4"><text:s/></text:span><text:span text:style-name="T66_5">que</text:span><text:span text:style-name="T66_6"><text:s/></text:span><text:span text:style-name="T66_7">parte</text:span><text:span text:style-name="T66_8"><text:s/></text:span><text:span text:style-name="T66_9">del</text:span><text:span text:style-name="T66_10"><text:s/></text:span><text:span text:style-name="T66_11">sistema</text:span><text:span text:style-name="T66_12"><text:s/></text:span><text:span text:style-name="T66_13">esta</text:span><text:span text:style-name="T66_14"><text:s/></text:span><text:span text:style-name="T66_15">implementada</text:span><text:span text:style-name="T66_16"><text:s/></text:span><text:span text:style-name="T66_17">en</text:span><text:span text:style-name="T66_18"><text:s/></text:span><text:span text:style-name="T66_19">el</text:span><text:span text:style-name="T66_20">.</text:span></text:p>
      <text:p text:style-name="P67"/>
      <text:h text:style-name="P68" text:outline-level="10"><text:bookmark-start text:name="h.zd9k9aek5f5e"/><text:bookmark-end text:name="h.zd9k9aek5f5e"/><text:span text:style-name="T68_1">3</text:span><text:span text:style-name="T68_2">.2.<text:s/></text:span><text:span text:style-name="T68_3">PostgreSQL</text:span><text:span text:style-name="T68_4"><text:s/></text:span></text:h>
      <text:p text:style-name="P69"><text:span text:style-name="T69_1">Se</text:span><text:span text:style-name="T69_2"><text:s/></text:span><text:span text:style-name="T69_3">desconoce</text:span><text:span text:style-name="T69_4"><text:s/></text:span><text:span text:style-name="T69_5">que</text:span><text:span text:style-name="T69_6"><text:s/></text:span><text:span text:style-name="T69_7">parte</text:span><text:span text:style-name="T69_8"><text:s/></text:span><text:span text:style-name="T69_9">de</text:span><text:span text:style-name="T69_10"><text:s/></text:span><text:span text:style-name="T69_11">la</text:span><text:span text:style-name="T69_12"><text:s/></text:span><text:span text:style-name="T69_13">base</text:span><text:span text:style-name="T69_14"><text:s/></text:span><text:span text:style-name="T69_15">de</text:span><text:span text:style-name="T69_16"><text:s/></text:span><text:span text:style-name="T69_17">datos</text:span><text:span text:style-name="T69_18"><text:s/></text:span><text:span text:style-name="T69_19">del</text:span><text:span text:style-name="T69_20"><text:s/></text:span><text:span text:style-name="T69_21">sistema</text:span><text:span text:style-name="T69_22"><text:s/></text:span><text:span text:style-name="T69_23">esta</text:span><text:span text:style-name="T69_24"><text:s/></text:span><text:span text:style-name="T69_25">implementada</text:span><text:span text:style-name="T69_26"><text:s/></text:span><text:span text:style-name="T69_27">en</text:span><text:span text:style-name="T69_28"><text:s/></text:span><text:span text:style-name="T69_29">el</text:span><text:span text:style-name="T69_30">.</text:span></text:p>
      <text:p text:style-name="P70"/>
      <text:h text:style-name="P71" text:outline-level="10"><text:bookmark-start text:name="h.ciyc2ru86ao7"/><text:bookmark-end text:name="h.ciyc2ru86ao7"/><text:span text:style-name="T71_1">3.3.<text:s/></text:span><text:span text:style-name="T71_2">MongoDB</text:span><text:span text:style-name="T71_3"><text:s/></text:span></text:h>
      <text:p text:style-name="P72"><text:span text:style-name="T72_1">Se</text:span><text:span text:style-name="T72_2"><text:s/></text:span><text:span text:style-name="T72_3">desconoce</text:span><text:span text:style-name="T72_4"><text:s/></text:span><text:span text:style-name="T72_5">que</text:span><text:span text:style-name="T72_6"><text:s/></text:span><text:span text:style-name="T72_7">parte</text:span><text:span text:style-name="T72_8"><text:s/></text:span><text:span text:style-name="T72_9">de</text:span><text:span text:style-name="T72_10"><text:s/></text:span><text:span text:style-name="T72_11">la</text:span><text:span text:style-name="T72_12"><text:s/></text:span><text:span text:style-name="T72_13">base</text:span><text:span text:style-name="T72_14"><text:s/></text:span><text:span text:style-name="T72_15">de</text:span><text:span text:style-name="T72_16"><text:s/></text:span><text:span text:style-name="T72_17">datos</text:span><text:span text:style-name="T72_18"><text:s/></text:span><text:span text:style-name="T72_19">del</text:span><text:span text:style-name="T72_20"><text:s/></text:span><text:span text:style-name="T72_21">sistema</text:span><text:span text:style-name="T72_22"><text:s/></text:span><text:span text:style-name="T72_23">esta</text:span><text:span text:style-name="T72_24"><text:s/></text:span><text:span text:style-name="T72_25">implementada</text:span><text:span text:style-name="T72_26"><text:s/></text:span><text:span text:style-name="T72_27">en</text:span><text:span text:style-name="T72_28"><text:s/></text:span><text:span text:style-name="T72_29">el</text:span><text:span text:style-name="T72_30">.</text:span></text:p>
      <text:p text:style-name="P73"/>
      <text:h text:style-name="P74" text:outline-level="10"><text:bookmark-start text:name="h.qpydpu2rm7rs"/><text:bookmark-end text:name="h.qpydpu2rm7rs"/><text:span text:style-name="T74_1">3.4.<text:s/></text:span><text:span text:style-name="T74_2">Git</text:span></text:h>
      <text:p text:style-name="P75"><text:span text:style-name="T75_1">Se</text:span><text:span text:style-name="T75_2"><text:s/></text:span><text:span text:style-name="T75_3">desconoce</text:span><text:span text:style-name="T75_4"><text:s/></text:span><text:span text:style-name="T75_5">cual</text:span><text:span text:style-name="T75_6"><text:s/></text:span><text:span text:style-name="T75_7">es</text:span><text:span text:style-name="T75_8"><text:s/></text:span><text:span text:style-name="T75_9">el</text:span><text:span text:style-name="T75_10"><text:s/></text:span><text:span text:style-name="T75_11">repertorio</text:span><text:span text:style-name="T75_12"><text:s/></text:span><text:span text:style-name="T75_13">en</text:span><text:span text:style-name="T75_14"><text:s/></text:span><text:span text:style-name="T75_15">el</text:span><text:span text:style-name="T75_16"><text:s/></text:span><text:span text:style-name="T75_17">cual</text:span><text:span text:style-name="T75_18"><text:s/></text:span><text:span text:style-name="T75_19">esta</text:span><text:span text:style-name="T75_20"><text:s/></text:span><text:span text:style-name="T75_21">la</text:span><text:span text:style-name="T75_22"><text:s/></text:span><text:span text:style-name="T75_23">aplicacion</text:span><text:span text:style-name="T75_24">,<text:s/></text:span><text:span text:style-name="T75_25">ni</text:span><text:span text:style-name="T75_26"><text:s/></text:span><text:span text:style-name="T75_27">los</text:span><text:span text:style-name="T75_28"><text:s/></text:span><text:span text:style-name="T75_29">datos</text:span><text:span text:style-name="T75_30"><text:s/></text:span><text:span text:style-name="T75_31">para</text:span><text:span text:style-name="T75_32"><text:s/></text:span><text:span text:style-name="T75_33">acceder</text:span><text:span text:style-name="T75_34"><text:s/></text:span><text:span text:style-name="T75_35">al</text:span><text:span text:style-name="T75_36"><text:s/></text:span><text:span text:style-name="T75_37">mismo</text:span><text:span text:style-name="T75_38">.</text:span></text:p>
      <text:p text:style-name="P76"/>
      <text:h text:style-name="P77" text:outline-level="10"><text:bookmark-start text:name="h.cxhcrmnxv21c"/><text:bookmark-end text:name="h.cxhcrmnxv21c"/><text:span text:style-name="T77_1">3.5.<text:s/></text:span><text:span text:style-name="T77_2">Yii</text:span><text:span text:style-name="T77_3"><text:s/></text:span><text:span text:style-name="T77_4">framework</text:span><text:span text:style-name="T77_5"><text:s/></text:span></text:h>
      <text:p text:style-name="P78"><text:span text:style-name="T78_1">Se</text:span><text:span text:style-name="T78_2"><text:s/></text:span><text:span text:style-name="T78_3">desconoce</text:span><text:span text:style-name="T78_4"><text:s/></text:span><text:span text:style-name="T78_5">que</text:span><text:span text:style-name="T78_6"><text:s/></text:span><text:span text:style-name="T78_7">parte</text:span><text:span text:style-name="T78_8"><text:s/></text:span><text:span text:style-name="T78_9">del</text:span><text:span text:style-name="T78_10"><text:s/></text:span><text:span text:style-name="T78_11">sistema</text:span><text:span text:style-name="T78_12"><text:s/></text:span><text:span text:style-name="T78_13">esta</text:span><text:span text:style-name="T78_14"><text:s/></text:span><text:span text:style-name="T78_15">implementada</text:span><text:span text:style-name="T78_16"><text:s/></text:span><text:span text:style-name="T78_17">en</text:span><text:span text:style-name="T78_18"><text:s/></text:span><text:span text:style-name="T78_19">el</text:span><text:span text:style-name="T78_20">.</text:span></text:p>
      <text:p text:style-name="P79"/>
      <text:h text:style-name="P80" text:outline-level="10"><text:bookmark-start text:name="h.3yuoxvpgwaj"/><text:bookmark-end text:name="h.3yuoxvpgwaj"/><text:span text:style-name="T80_1">3.6.<text:s/></text:span><text:span text:style-name="T80_2">HTTP</text:span><text:span text:style-name="T80_3"><text:s/></text:span></text:h>
      <text:p text:style-name="P81"><text:span text:style-name="T81_1">Se</text:span><text:span text:style-name="T81_2"><text:s/></text:span><text:span text:style-name="T81_3">desconoce</text:span><text:span text:style-name="T81_4"><text:s/></text:span><text:span text:style-name="T81_5">el</text:span><text:span text:style-name="T81_6"><text:s/></text:span><text:span text:style-name="T81_7">uso</text:span><text:span text:style-name="T81_8"><text:s/></text:span><text:span text:style-name="T81_9">del</text:span><text:span text:style-name="T81_10"><text:s/></text:span><text:span text:style-name="T81_11">mismo</text:span><text:span text:style-name="T81_12"><text:s/></text:span><text:span text:style-name="T81_13">en</text:span><text:span text:style-name="T81_14"><text:s/></text:span><text:span text:style-name="T81_15">el</text:span><text:span text:style-name="T81_16"><text:s/></text:span><text:span text:style-name="T81_17">sistema</text:span><text:span text:style-name="T81_18">.</text:span></text:p>
      <text:p text:style-name="P82"/>
      <text:h text:style-name="P83" text:outline-level="10"><text:bookmark-start text:name="h.bkjmwthbpbxz"/><text:bookmark-end text:name="h.bkjmwthbpbxz"/><text:span text:style-name="T83_1">3.7.<text:s/></text:span><text:span text:style-name="T83_2">Otros</text:span><text:span text:style-name="T83_3"><text:s/></text:span><text:span text:style-name="T83_4">datos</text:span></text:h>
      <text:p text:style-name="P84"><text:span text:style-name="T84_1">También</text:span><text:span text:style-name="T84_2"><text:s/></text:span><text:span text:style-name="T84_3">se</text:span><text:span text:style-name="T84_4"><text:s/></text:span><text:span text:style-name="T84_5">usaron</text:span><text:span text:style-name="T84_6"><text:s/></text:span><text:span text:style-name="T84_7">un</text:span><text:span text:style-name="T84_8"><text:s/></text:span><text:span text:style-name="T84_9">par</text:span><text:span text:style-name="T84_10"><text:s/></text:span><text:span text:style-name="T84_11">de</text:span><text:span text:style-name="T84_12"><text:s/></text:span><text:span text:style-name="T84_13">bibliotecas</text:span><text:span text:style-name="T84_14"><text:s/></text:span><text:span text:style-name="T84_15">o</text:span><text:span text:style-name="T84_16"><text:s/></text:span><text:span text:style-name="T84_17">paquetes</text:span><text:span text:style-name="T84_18"><text:s/></text:span><text:span text:style-name="T84_19">para</text:span><text:span text:style-name="T84_20"><text:s/></text:span><text:span text:style-name="T84_21">cosas</text:span><text:span text:style-name="T84_22"><text:s/></text:span><text:span text:style-name="T84_23">específicas</text:span><text:span text:style-name="T84_24"><text:s/></text:span><text:span text:style-name="T84_25">las</text:span><text:span text:style-name="T84_26"><text:s/></text:span><text:span text:style-name="T84_27">cuales</text:span><text:span text:style-name="T84_28"><text:s/></text:span><text:span text:style-name="T84_29">no</text:span><text:span text:style-name="T84_30"><text:s/></text:span><text:span text:style-name="T84_31">se</text:span><text:span text:style-name="T84_32"><text:s/></text:span><text:span text:style-name="T84_33">mencionaron</text:span></text:p>
      <text:p text:style-name="P85"/>
      <text:p text:style-name="P8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.026cm" fo:margin-right="0cm" fo:orphans="2" fo:widows="2" style:writing-mode="lr-tb"/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style:writing-mode="lr-tb"/>
      <style:text-properties fo:color="#9aa9a1" fo:font-size="24pt" style:font-size-asian="24pt" style:font-size-complex="24pt"/>
    </style:style>
    <style:style style:name="Heading_20_2" style:display-name="Heading 2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color="#999999" fo:font-size="18pt" style:font-size-asian="18pt" style:font-size-complex="18pt"/>
    </style:style>
    <style:style style:name="Heading_20_3" style:display-name="Heading 3" style:family="paragraph" style:parent-style-name="Standard">
      <style:paragraph-properties fo:break-before="auto" fo:line-height="150%" style:writing-mode="lr-tb"/>
      <style:text-properties fo:font-size="9pt" style:font-size-asian="9pt" style:font-size-complex="9pt"/>
    </style:style>
    <style:style style:name="Heading_20_4" style:display-name="Heading 4" style:family="paragraph" style:parent-style-name="Standard">
      <style:paragraph-properties fo:break-before="auto" fo:text-indent="0cm" fo:line-height="150%" fo:margin-left="0.035cm" style:writing-mode="lr-tb"/>
      <style:text-properties fo:color="#434343" fo:font-size="8pt" style:font-size-asian="8pt" style:font-size-complex="8pt"/>
    </style:style>
    <style:style style:name="Heading_20_5" style:display-name="Heading 5" style:family="paragraph" style:parent-style-name="Standard">
      <style:paragraph-properties fo:break-before="auto" fo:line-height="100%" style:writing-mode="lr-tb"/>
      <style:text-properties fo:background-color="#9aa9a1" fo:color="#ffffff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left="0cm" style:writing-mode="lr-tb"/>
      <style:text-properties fo:background-color="#e4e4e6" fo:font-size="8pt" style:font-size-asian="8pt" style:font-size-complex="8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text-indent="0cm" fo:line-height="115%" fo:margin-left="0cm" style:writing-mode="lr-tb"/>
      <style:text-properties fo:color="#7e8076" fo:font-size="48pt" style:font-size-asian="48pt" style:font-size-complex="48pt"/>
    </style:style>
    <style:style style:name="Subtitle" style:family="paragraph" style:parent-style-name="Standard">
      <style:paragraph-properties fo:text-align="right" fo:break-before="auto" fo:text-indent="0cm" fo:line-height="115%" fo:margin-left="0cm" style:writing-mode="lr-tb"/>
      <style:text-properties fo:background-color="#9aa9a1" fo:color="#ffffff" fo:font-size="24pt" style:font-size-asian="24pt" style:font-size-complex="24pt" fo:font-weight="bold" style:font-weight-asian="bold" style:font-weight-complex="bold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778cm" fo:padding-bottom="0cm" fo:margin-bottom="1.249cm" fo:padding-left="0cm" fo:margin-left="0.762cm" fo:padding-right="0cm" fo:margin-right="0.762cm"/>
      <style:footer-style>
        <style:header-footer-properties fo:min-height="0.529cm" fo:margin-top="0.529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able1" style:family="table">
      <style:table-properties table:align="left" style:width="20.188cm" fo:margin-left="0cm"/>
    </style:style>
    <style:style style:name="Column1" style:family="table-column">
      <style:table-column-properties style:column-width="18.018cm"/>
    </style:style>
    <style:style style:name="Column2" style:family="table-column">
      <style:table-column-properties style:column-width="2.17cm"/>
    </style:style>
    <style:style style:name="Row1" style:family="table-row"/>
    <style:style style:name="Cell1" style:family="table-cell">
      <style:table-cell-properties fo:background-color="#9aa9a1" style:vertical-align="top" fo:padding-top="0.176cm" fo:padding-bottom="0.176cm" fo:padding-left="0.176cm" fo:padding-right="0.176cm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666666" style:font-name="Arial" style:font-name-asian="Arial" style:font-name-complex="Arial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e4e4e6" style:font-name="Arial" style:font-name-asian="Arial" style:font-name-complex="Arial" fo:font-weight="normal" style:font-weight-asian="normal" style:font-weight-complex="normal" style:text-underline-style="none"/>
    </style:style>
    <style:style style:name="Cell2" style:family="table-cell">
      <style:table-cell-properties fo:background-color="#9aa9a1" style:vertical-align="top" fo:padding-top="0.176cm" fo:padding-bottom="0.176cm" fo:padding-left="0.176cm" fo:padding-right="0.176cm"/>
    </style:style>
    <style:style style:name="P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Arial" style:font-name-asian="Arial" style:font-name-complex="Arial" fo:font-weight="bold" style:font-weight-asian="bold" style:font-weight-complex="bold" style:text-underline-style="none"/>
    </style:style>
    <style:style style:name="T3_2" style:family="text">
      <style:text-properties fo:color="#ffffff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Proyecto</text:span><text:span text:style-name="T2_2"><text:s/></text:span><text:span text:style-name="T2_3">E</text:span><text:span text:style-name="T2_4">-</text:span><text:span text:style-name="T2_5">Pathway</text:span><text:span text:style-name="T2_6"><text:s/></text:span><text:span text:style-name="T2_7">•<text:s/></text:span><text:span text:style-name="T2_8">Esteban</text:span><text:span text:style-name="T2_9"><text:s/></text:span><text:span text:style-name="T2_10">Martín</text:span><text:span text:style-name="T2_11"><text:s/></text:span><text:span text:style-name="T2_12">Ramirez</text:span><text:span text:style-name="T2_13"><text:s/></text:span><text:span text:style-name="T2_14">Quirós</text:span><text:span text:style-name="T2_15"><text:s/>•<text:s/></text:span><text:span text:style-name="T2_16">Resumen</text:span><text:span text:style-name="T2_17"><text:s/></text:span><text:span text:style-name="T2_18">sobre</text:span><text:span text:style-name="T2_19"><text:s/></text:span><text:span text:style-name="T2_20">Datos</text:span><text:span text:style-name="T2_21"><text:s/></text:span><text:span text:style-name="T2_22">del</text:span><text:span text:style-name="T2_23"><text:s/></text:span><text:span text:style-name="T2_24">Proyecto</text:span></text:p>
            </table:table-cell>
            <table:table-cell table:style-name="Cell2">
              <text:p text:style-name="P3"><text:span text:style-name="T3_1"><text:s text:c="2"/></text:span><text:span text:style-name="T3_2"><text:page-number text:select-page="current"/></text:span></text:p>
            </table:table-cell>
          </table:table-row>
        </table:table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